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1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5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1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9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2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3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24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7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28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1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32" style:family="text">
      <style:text-properties fo:font-size="11.00pt" fo:font-weight="normal" fo:font-family="'Courier New'" style:font-family-asian="'Courier New'" style:font-family-complex="'Courier New'" fo:background-color="#ffff00" style:use-window-font-color="true"/>
    </style:style>
    <style:style style:name="T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6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0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4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48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49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50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5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4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5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58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5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2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6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6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6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0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7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4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7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78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7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2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8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6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8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0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9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0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10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0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11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4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11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18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11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4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12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28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12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2" style:family="text">
      <style:text-properties fo:font-size="11.00pt" fo:font-weight="bold" fo:font-family="'Courier New'" style:font-family-asian="'Courier New'" style:font-family-complex="'Courier New'" fo:background-color="#ffff00" style:use-window-font-color="true"/>
    </style:style>
    <style:style style:name="T13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righ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/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/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/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/>
    </style:style>
    <style:style style:name="P60" style:family="paragraph">
      <style:paragraph-properties fo:line-height="100.00%" fo:text-align="left"/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/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/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/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/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/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/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/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/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/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/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/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/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left"/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/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00.00%" fo:text-align="left"/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left"/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left"/>
    </style: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left"/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left"/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/>
    </style:style>
    <style:style style:name="P111" style:family="paragraph">
      <style:paragraph-properties fo:line-height="100.00%" fo:text-align="left"/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/>
    </style:style>
    <style:style style:name="P114" style:family="paragraph">
      <style:paragraph-properties fo:line-height="100.00%" fo:text-align="left"/>
    </style:style>
    <style:style style:name="P115" style:family="paragraph">
      <style:paragraph-properties fo:line-height="100.00%" fo:text-align="left"/>
    </style:style>
    <style:style style:name="P116" style:family="paragraph">
      <style:paragraph-properties fo:line-height="100.00%" fo:text-align="left"/>
    </style:style>
    <style:style style:name="P117" style:family="paragraph">
      <style:paragraph-properties fo:line-height="100.00%" fo:text-align="left"/>
    </style:style>
    <style:style style:name="P118" style:family="paragraph">
      <style:paragraph-properties fo:line-height="100.00%" fo:text-align="left"/>
    </style:style>
    <style:style style:name="P119" style:family="paragraph">
      <style:paragraph-properties fo:line-height="100.00%" fo:text-align="left"/>
    </style:style>
    <style:style style:name="P120" style:family="paragraph">
      <style:paragraph-properties fo:line-height="100.00%" fo:text-align="left"/>
    </style:style>
    <style:style style:name="P121" style:family="paragraph">
      <style:paragraph-properties fo:line-height="100.00%" fo:text-align="left"/>
    </style:style>
    <style:style style:name="P122" style:family="paragraph">
      <style:paragraph-properties fo:line-height="100.00%" fo:text-align="left"/>
    </style:style>
    <style:style style:name="P123" style:family="paragraph">
      <style:paragraph-properties fo:line-height="100.00%" fo:text-align="left"/>
    </style:style>
    <style:style style:name="P124" style:family="paragraph">
      <style:paragraph-properties fo:line-height="100.00%" fo:text-align="left"/>
    </style:style>
    <style:style style:name="P125" style:family="paragraph">
      <style:paragraph-properties fo:line-height="100.00%" fo:text-align="left"/>
    </style: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left"/>
    </style:style>
    <style:style style:name="P128" style:family="paragraph">
      <style:paragraph-properties fo:line-height="100.00%" fo:text-align="left"/>
    </style: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left"/>
    </style:style>
    <style:style style:name="P131" style:family="paragraph">
      <style:paragraph-properties fo:line-height="100.00%" fo:text-align="left"/>
    </style:style>
    <style:style style:name="P132" style:family="paragraph">
      <style:paragraph-properties fo:line-height="100.00%" fo:text-align="left"/>
    </style:style>
    <style:style style:name="P133" style:family="paragraph">
      <style:paragraph-properties fo:line-height="100.00%" fo:text-align="left"/>
    </style:style>
    <style:style style:name="P134" style:family="paragraph">
      <style:paragraph-properties fo:line-height="100.00%" fo:text-align="left"/>
    </style:style>
    <style:style style:name="P135" style:family="paragraph">
      <style:paragraph-properties fo:line-height="100.00%" fo:text-align="left"/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00.00%" fo:text-align="left"/>
    </style:style>
    <style:style style:name="P138" style:family="paragraph">
      <style:paragraph-properties fo:line-height="100.00%" fo:text-align="left"/>
    </style:style>
    <style:style style:name="P139" style:family="paragraph">
      <style:paragraph-properties fo:line-height="100.00%" fo:text-align="left"/>
    </style:style>
    <style:style style:name="P140" style:family="paragraph">
      <style:paragraph-properties fo:line-height="100.00%" fo:text-align="left"/>
    </style:style>
    <style:style style:name="P141" style:family="paragraph">
      <style:paragraph-properties fo:line-height="100.00%" fo:text-align="left"/>
    </style:style>
    <style:style style:name="P142" style:family="paragraph">
      <style:paragraph-properties fo:line-height="100.00%" fo:text-align="left"/>
    </style:style>
    <style:style style:name="P143" style:family="paragraph">
      <style:paragraph-properties fo:line-height="100.00%" fo:text-align="left"/>
    </style:style>
    <style:style style:name="P144" style:family="paragraph">
      <style:paragraph-properties fo:line-height="100.00%" fo:text-align="left"/>
    </style:style>
    <style:style style:name="P145" style:family="paragraph">
      <style:paragraph-properties fo:line-height="100.00%" fo:text-align="left"/>
    </style:style>
    <style:style style:name="P146" style:family="paragraph">
      <style:paragraph-properties fo:line-height="100.00%" fo:text-align="left"/>
    </style:style>
    <style:style style:name="P147" style:family="paragraph">
      <style:paragraph-properties fo:line-height="100.00%" fo:text-align="left"/>
    </style:style>
    <style:style style:name="P148" style:family="paragraph">
      <style:paragraph-properties fo:line-height="100.00%" fo:text-align="left"/>
    </style:style>
    <style:style style:name="P149" style:family="paragraph">
      <style:paragraph-properties fo:line-height="100.00%" fo:text-align="left"/>
    </style:style>
    <style:style style:name="P150" style:family="paragraph">
      <style:paragraph-properties fo:line-height="100.00%" fo:text-align="left"/>
    </style:style>
    <style:style style:name="P151" style:family="paragraph">
      <style:paragraph-properties fo:line-height="100.00%" fo:text-align="left"/>
    </style:style>
    <style:style style:name="P152" style:family="paragraph">
      <style:paragraph-properties fo:line-height="100.00%" fo:text-align="left"/>
    </style:style>
    <style:style style:name="P153" style:family="paragraph">
      <style:paragraph-properties fo:line-height="100.00%" fo:text-align="left"/>
    </style:style>
    <style:style style:name="P154" style:family="paragraph">
      <style:paragraph-properties fo:line-height="100.00%" fo:text-align="left"/>
    </style:style>
    <style:style style:name="P155" style:family="paragraph">
      <style:paragraph-properties fo:line-height="100.00%" fo:text-align="left"/>
    </style:style>
    <style:style style:name="P156" style:family="paragraph">
      <style:paragraph-properties fo:line-height="100.00%" fo:text-align="left"/>
    </style:style>
    <style:style style:name="P157" style:family="paragraph">
      <style:paragraph-properties fo:line-height="100.00%" fo:text-align="left"/>
    </style:style>
    <style:style style:name="P158" style:family="paragraph">
      <style:paragraph-properties fo:line-height="100.00%" fo:text-align="left"/>
    </style:style>
    <style:style style:name="P159" style:family="paragraph">
      <style:paragraph-properties fo:line-height="100.00%" fo:text-align="left"/>
    </style:style>
    <style:style style:name="P160" style:family="paragraph">
      <style:paragraph-properties fo:line-height="100.00%" fo:text-align="left"/>
    </style:style>
  </office:automatic-styles>
  <office:body>
    <office:text>
      <text:p text:style-name="P1"><text:span text:style-name="T1">Mariya Eggensperger</text:span></text:p>
      <text:p text:style-name="P1"><text:span text:style-name="T1">C++ Programming I</text:span></text:p>
      <text:p text:style-name="P1"><text:span text:style-name="T1">Prof. Pam Wiese</text:span></text:p>
      <text:p text:style-name="P1"><text:span text:style-name="T1">Fall 2015<text:s/></text:span><text:span text:style-name="T2"/></text:p>
      <text:p text:style-name="P1"><text:span text:style-name="T2"/></text:p>
      <text:p text:style-name="P1"><text:span text:style-name="T2"/></text:p>
      <text:p text:style-name="P2"><text:span text:style-name="T2"/></text:p>
      <text:p text:style-name="P2"><text:span text:style-name="T2"/></text:p>
      <text:p text:style-name="P2"><text:span text:style-name="T2">ÐÏ à¡± á &gt; þÿ<text:tab/> Y [ þÿÿÿ X 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ì¥Á _à<text:tab/> ð ¿<text:s text:c="2"/></text:span></text:p>
      <text:p text:style-name="P2"><text:span text:style-name="T2"><text:s text:c="2"/>Ý bjbj P P <text:tab/> S; y:&lt;\y:&lt;\Ï </text:span></text:p>
      <text:p text:style-name="P2"><text:span text:style-name="T2"><text:s text:c="2"/>ÿÿ ÿÿ ÿÿ · X </text:span></text:p>
      <text:p text:style-name="P2"><text:span text:style-name="T2"><text:s text:c="2"/>X </text:span></text:p>
      <text:p text:style-name="P2"><text:span text:style-name="T2"><text:s text:c="2"/>Ð Ð Ð Ð Ð ¤ ÿÿÿÿ t t t „ ˜ \ t l&gt; Ð ô ô ô ô ô Ï Ï Ï ë= í= í= í= í= í= í= $ &lt;@ ¶ òB b &gt; Ð Ï Ï Ï Ï Ï &gt; Ð Ð ô ô Û &amp;&gt; »! »! »! Ï ê Ð ô Ð ô ë= »! Ï ë= »! »! g; Ì ‡= ô ÿÿÿÿ °5(ÏŽîÐ ÿÿÿÿ ¹ 3&lt; ×= &lt;&gt; 0 l&gt; M&lt; : TC ¹ TC 4 ‡= TC Ð ‡= P »! Ï Ï Ï &gt; &gt; »! Ï Ï Ï l&gt; Ï Ï Ï Ï ÿÿÿÿ ÿÿÿÿ ÿÿÿÿ ÿÿÿÿ ÿÿÿÿ ÿÿÿÿ ÿÿÿÿ ÿÿÿÿ ÿÿÿÿ ÿÿÿÿ ÿÿÿÿ ÿÿÿÿ ÿÿÿÿ ÿÿÿÿ ÿÿÿÿ ÿÿÿÿ ÿÿÿÿ TC Ï Ï Ï Ï Ï Ï Ï Ï Ï X </text:span></text:p>
      <text:p text:style-name="P2"><text:span text:style-name="T2"><text:s text:c="2"/>&gt; </text:span></text:p>
      <text:p text:style-name="P2"><text:span text:style-name="T2"><text:s text:c="2"/>– : <text:tab/> </text:span></text:p>
      <text:p text:style-name="P2"><text:span text:style-name="T2">TRUE/FALSE</text:span></text:p>
      <text:p text:style-name="P2"><text:span text:style-name="T2">In the following code fragment, x has the value of 3.</text:span></text:p>
      <text:p text:style-name="P2"><text:span text:style-name="T2">int x = 3;</text:span></text:p>
      <text:p text:style-name="P2"><text:span text:style-name="T2">The integer 0 is considered true.<text:s/></text:span><text:span text:style-name="T3">FALSE</text:span><text:span text:style-name="T4"/></text:p>
      <text:p text:style-name="P2"><text:span text:style-name="T5"/></text:p>
      <text:p text:style-name="P2"><text:span text:style-name="T6">Variable names may begin with a number.<text:s/></text:span><text:span text:style-name="T7">FALSE</text:span><text:span text:style-name="T8"/></text:p>
      <text:p text:style-name="P2"><text:span text:style-name="T9"/></text:p>
      <text:p text:style-name="P2"><text:span text:style-name="T10">The opposite of less than is greater than.<text:s/></text:span><text:span text:style-name="T11">TRUE</text:span><text:span text:style-name="T12"/></text:p>
      <text:p text:style-name="P2"><text:span text:style-name="T13"/></text:p>
      <text:p text:style-name="P2"><text:span text:style-name="T14">Every line in a program should have a comment.<text:s/></text:span><text:span text:style-name="T15">FALSE<text:s/></text:span><text:span text:style-name="T16">(not necessarily needed).</text:span></text:p>
      <text:p text:style-name="P2"><text:span text:style-name="T17"/></text:p>
      <text:p text:style-name="P2"><text:span text:style-name="T18">Short Answer</text:span></text:p>
      <text:p text:style-name="P2"><text:span text:style-name="T18">int myValue; is called a __</text:span><text:span text:style-name="T19">variable declaration</text:span><text:span text:style-name="T20">__.</text:span></text:p>
      <text:p text:style-name="P2"><text:span text:style-name="T21"/></text:p>
      <text:p text:style-name="P2"><text:span text:style-name="T22">What is the correct conditional statement to determine if x is between 19 and 99?<text:s/></text:span><text:span text:style-name="T23">_(x &gt;= 19) &amp;&amp; (x &lt;= 99)</text:span><text:span text:style-name="T24"/></text:p>
      <text:p text:style-name="P2"><text:span text:style-name="T25"/></text:p>
      <text:p text:style-name="P2"><text:span text:style-name="T26">When must we use braces to define the body of a contitional expression? _</text:span><text:span text:style-name="T27">When there are multiple statements.</text:span><text:span text:style-name="T28"><text:s/>_____</text:span></text:p>
      <text:p text:style-name="P2"><text:span text:style-name="T29"/></text:p>
      <text:p text:style-name="P2"><text:span text:style-name="T30">In a compound logical and (&amp;&amp;) expression, the evaluation of the expression stops once one of the terms of the expression is false. This is known as<text:s text:c="2"/></text:span><text:span text:style-name="T31">short circuit</text:span><text:span text:style-name="T32">___<text:s/></text:span><text:span text:style-name="T33">evaluation.</text:span></text:p>
      <text:p text:style-name="P2"><text:span text:style-name="T34"/></text:p>
      <text:p text:style-name="P2"><text:span text:style-name="T35">Multiple Choice</text:span></text:p>
      <text:p text:style-name="P2"><text:span text:style-name="T35">What is the value of x after the following statements?</text:span></text:p>
      <text:p text:style-name="P2"><text:span text:style-name="T35">int x, y, z;</text:span></text:p>
      <text:p text:style-name="P2"><text:span text:style-name="T35">y = 10;</text:span></text:p>
      <text:p text:style-name="P2"><text:span text:style-name="T35">z = 3;</text:span></text:p>
      <text:p text:style-name="P2"><text:span text:style-name="T35">x = y * z + 3;</text:span></text:p>
      <text:p text:style-name="P2"><text:span text:style-name="T35"><text:s/></text:span></text:p>
      <text:p text:style-name="P2"><text:span text:style-name="T35">Garbage</text:span></text:p>
      <text:p text:style-name="P2"><text:span text:style-name="T35">60</text:span></text:p>
      <text:p text:style-name="P2"><text:span text:style-name="T35">30</text:span></text:p>
      <text:p text:style-name="P2"><text:span text:style-name="T36">33</text:span><text:span text:style-name="T37"/></text:p>
      <text:p text:style-name="P2"><text:span text:style-name="T37"><text:s/></text:span></text:p>
      <text:p text:style-name="P2"><text:span text:style-name="T38"/></text:p>
      <text:p text:style-name="P2"><text:span text:style-name="T39">What is the value of x after the following statements?</text:span></text:p>
      <text:p text:style-name="P2"><text:span text:style-name="T39">int x;</text:span></text:p>
      <text:p text:style-name="P2"><text:span text:style-name="T39">x = 0;</text:span></text:p>
      <text:p text:style-name="P2"><text:span text:style-name="T39">x = x + 30;</text:span></text:p>
      <text:p text:style-name="P2"><text:span text:style-name="T39"><text:s/></text:span></text:p>
      <text:p text:style-name="P2"><text:span text:style-name="T39">0</text:span></text:p>
      <text:p text:style-name="P2"><text:span text:style-name="T40">30</text:span><text:span text:style-name="T41"/></text:p>
      <text:p text:style-name="P2"><text:span text:style-name="T41">33</text:span></text:p>
      <text:p text:style-name="P2"><text:span text:style-name="T41">garbage</text:span></text:p>
      <text:p text:style-name="P2"><text:span text:style-name="T41"><text:s/></text:span></text:p>
      <text:p text:style-name="P2"><text:span text:style-name="T42"/></text:p>
      <text:p text:style-name="P2"><text:span text:style-name="T43">What is the value of x after the following statements?</text:span></text:p>
      <text:p text:style-name="P2"><text:span text:style-name="T43">int x;</text:span></text:p>
      <text:p text:style-name="P2"><text:span text:style-name="T43">x = x + 30;</text:span></text:p>
      <text:p text:style-name="P2"><text:span text:style-name="T43"><text:s/></text:span></text:p>
      <text:p text:style-name="P2"><text:span text:style-name="T43">0</text:span></text:p>
      <text:p text:style-name="P2"><text:span text:style-name="T43">30</text:span></text:p>
      <text:p text:style-name="P2"><text:span text:style-name="T43">33</text:span></text:p>
      <text:p text:style-name="P2"><text:span text:style-name="T44">garbage</text:span><text:span text:style-name="T45"/></text:p>
      <text:p text:style-name="P2"><text:span text:style-name="T45"><text:s/></text:span></text:p>
      <text:p text:style-name="P2"><text:span text:style-name="T46"/></text:p>
      <text:p text:style-name="P2"><text:span text:style-name="T47">What is the output of the following code?</text:span></text:p>
      <text:p text:style-name="P2"><text:span text:style-name="T47">float value;</text:span></text:p>
      <text:p text:style-name="P2"><text:span text:style-name="T47">value = 33.5;</text:span></text:p>
      <text:p text:style-name="P2"><text:span text:style-name="T47">cout &lt;&lt; value &lt;&lt; endl;</text:span></text:p>
      <text:p text:style-name="P2"><text:span text:style-name="T47"><text:s/></text:span><text:span text:style-name="T48"/></text:p>
      <text:p text:style-name="P2"><text:span text:style-name="T49">33.5</text:span><text:span text:style-name="T50"><text:s/>//only if the value input is equal to 33.5</text:span></text:p>
      <text:p text:style-name="P2"><text:span text:style-name="T51">33</text:span></text:p>
      <text:p text:style-name="P2"><text:span text:style-name="T51">value</text:span></text:p>
      <text:p text:style-name="P2"><text:span text:style-name="T51">garbage</text:span></text:p>
      <text:p text:style-name="P2"><text:span text:style-name="T51"><text:s/></text:span></text:p>
      <text:p text:style-name="P2"><text:span text:style-name="T52"/></text:p>
      <text:p text:style-name="P2"><text:span text:style-name="T53">What is the output of the following code?</text:span></text:p>
      <text:p text:style-name="P2"><text:span text:style-name="T53">float value;</text:span></text:p>
      <text:p text:style-name="P2"><text:span text:style-name="T53">value = 33.5;</text:span></text:p>
      <text:p text:style-name="P2"><text:span text:style-name="T53">cout &lt;&lt; "value" &lt;&lt; endl;</text:span></text:p>
      <text:p text:style-name="P2"><text:span text:style-name="T53"><text:s/></text:span></text:p>
      <text:p text:style-name="P2"><text:span text:style-name="T53">33.5</text:span></text:p>
      <text:p text:style-name="P2"><text:span text:style-name="T53">33</text:span></text:p>
      <text:p text:style-name="P2"><text:span text:style-name="T54">value</text:span><text:span text:style-name="T55"/></text:p>
      <text:p text:style-name="P2"><text:span text:style-name="T55">garbage</text:span></text:p>
      <text:p text:style-name="P2"><text:span text:style-name="T55"><text:s/></text:span></text:p>
      <text:p text:style-name="P2"><text:span text:style-name="T56"/></text:p>
      <text:p text:style-name="P2"><text:span text:style-name="T57">What is the output of the following code?</text:span></text:p>
      <text:p text:style-name="P2"><text:span text:style-name="T57">cout &lt;&lt; "This is a \\" &lt;&lt; endl;</text:span></text:p>
      <text:p text:style-name="P2"><text:span text:style-name="T57"><text:s/></text:span></text:p>
      <text:p text:style-name="P2"><text:span text:style-name="T57">This is a</text:span></text:p>
      <text:p text:style-name="P2"><text:span text:style-name="T58">This is a \</text:span><text:span text:style-name="T59"/></text:p>
      <text:p text:style-name="P2"><text:span text:style-name="T59">nothing, it is a syntax error</text:span></text:p>
      <text:p text:style-name="P2"><text:span text:style-name="T59">This is a \ endl</text:span></text:p>
      <text:p text:style-name="P2"><text:span text:style-name="T59"><text:s/></text:span></text:p>
      <text:p text:style-name="P2"><text:span text:style-name="T60"/></text:p>
      <text:p text:style-name="P2"><text:span text:style-name="T61">Which of the following lines correctly reads a value from the keyboard and stores it in the variable named myFloat?</text:span></text:p>
      <text:p text:style-name="P2"><text:span text:style-name="T61"><text:s/></text:span></text:p>
      <text:p text:style-name="P2"><text:span text:style-name="T62">cin &gt; &gt; myFloat;</text:span><text:span text:style-name="T63"/></text:p>
      <text:p text:style-name="P2"><text:span text:style-name="T63">cin &lt;&lt; myFloat;</text:span></text:p>
      <text:p text:style-name="P2"><text:span text:style-name="T63">cin &gt;&gt; "myFloat";</text:span></text:p>
      <text:p text:style-name="P2"><text:span text:style-name="T63">cin &gt;&gt; myFloat &gt;&gt; endl;</text:span></text:p>
      <text:p text:style-name="P2"><text:span text:style-name="T63"><text:s/></text:span></text:p>
      <text:p text:style-name="P2"><text:span text:style-name="T64"/></text:p>
      <text:p text:style-name="P2"><text:span text:style-name="T65">Which of the following statements is NOT legal?</text:span></text:p>
      <text:p text:style-name="P2"><text:span text:style-name="T65"><text:s/></text:span></text:p>
      <text:p text:style-name="P2"><text:span text:style-name="T65">char ch='b';</text:span></text:p>
      <text:p text:style-name="P2"><text:span text:style-name="T65">char ch='0';</text:span></text:p>
      <text:p text:style-name="P2"><text:span text:style-name="T65">char ch=65;</text:span></text:p>
      <text:p text:style-name="P2"><text:span text:style-name="T66">char ch="cc";</text:span><text:span text:style-name="T67"/></text:p>
      <text:p text:style-name="P2"><text:span text:style-name="T67"><text:s/></text:span></text:p>
      <text:p text:style-name="P2"><text:span text:style-name="T68"/></text:p>
      <text:p text:style-name="P2"><text:span text:style-name="T69">What is the value of x after the following statements?</text:span></text:p>
      <text:p text:style-name="P2"><text:span text:style-name="T69">float x;</text:span></text:p>
      <text:p text:style-name="P2"><text:span text:style-name="T69">x = 15/4;</text:span></text:p>
      <text:p text:style-name="P2"><text:span text:style-name="T69"><text:s/></text:span></text:p>
      <text:p text:style-name="P2"><text:span text:style-name="T70">3.75</text:span><text:span text:style-name="T71"/></text:p>
      <text:p text:style-name="P2"><text:span text:style-name="T71">4.0</text:span></text:p>
      <text:p text:style-name="P2"><text:span text:style-name="T71">3.0</text:span></text:p>
      <text:p text:style-name="P2"><text:span text:style-name="T71">60</text:span></text:p>
      <text:p text:style-name="P2"><text:span text:style-name="T71"><text:s/></text:span></text:p>
      <text:p text:style-name="P2"><text:span text:style-name="T72"/></text:p>
      <text:p text:style-name="P2"><text:span text:style-name="T73">What is the value of x after the following statements?</text:span></text:p>
      <text:p text:style-name="P2"><text:span text:style-name="T73">int x;</text:span></text:p>
      <text:p text:style-name="P2"><text:span text:style-name="T73">x = 15/4;</text:span></text:p>
      <text:p text:style-name="P2"><text:span text:style-name="T73"><text:s/></text:span></text:p>
      <text:p text:style-name="P2"><text:span text:style-name="T73">15</text:span></text:p>
      <text:p text:style-name="P2"><text:span text:style-name="T74">3</text:span><text:span text:style-name="T75"/></text:p>
      <text:p text:style-name="P2"><text:span text:style-name="T75">4</text:span></text:p>
      <text:p text:style-name="P2"><text:span text:style-name="T75">3.75</text:span></text:p>
      <text:p text:style-name="P2"><text:span text:style-name="T75"><text:s/></text:span></text:p>
      <text:p text:style-name="P2"><text:span text:style-name="T76"/></text:p>
      <text:p text:style-name="P2"><text:span text:style-name="T77">What is the value of x after the following statements?</text:span></text:p>
      <text:p text:style-name="P2"><text:span text:style-name="T77">int x;</text:span></text:p>
      <text:p text:style-name="P2"><text:span text:style-name="T77">x = 15 %4;</text:span></text:p>
      <text:p text:style-name="P2"><text:span text:style-name="T77"><text:s/></text:span></text:p>
      <text:p text:style-name="P2"><text:span text:style-name="T77">15</text:span></text:p>
      <text:p text:style-name="P2"><text:span text:style-name="T77">4</text:span></text:p>
      <text:p text:style-name="P2"><text:span text:style-name="T78">3</text:span><text:span text:style-name="T79"/></text:p>
      <text:p text:style-name="P2"><text:span text:style-name="T79">3.75</text:span></text:p>
      <text:p text:style-name="P2"><text:span text:style-name="T79"><text:s/></text:span></text:p>
      <text:p text:style-name="P2"><text:span text:style-name="T80"/></text:p>
      <text:p text:style-name="P2"><text:span text:style-name="T81">What is the value of x after the following statement?</text:span></text:p>
      <text:p text:style-name="P2"><text:span text:style-name="T81">float x;</text:span></text:p>
      <text:p text:style-name="P2"><text:span text:style-name="T81">x = 3.0 / 4.0 + 3<text:s text:c="2"/>+ 2 / 5 </text:span></text:p>
      <text:p text:style-name="P2"><text:span text:style-name="T81"><text:s/></text:span></text:p>
      <text:p text:style-name="P2"><text:span text:style-name="T81">5.75 </text:span></text:p>
      <text:p text:style-name="P2"><text:span text:style-name="T81">5.75</text:span></text:p>
      <text:p text:style-name="P2"><text:span text:style-name="T81">1.75</text:span></text:p>
      <text:p text:style-name="P2"><text:span text:style-name="T82">3.75</text:span><text:span text:style-name="T83"/></text:p>
      <text:p text:style-name="P2"><text:span text:style-name="T83"><text:s/></text:span></text:p>
      <text:p text:style-name="P2"><text:span text:style-name="T84"/></text:p>
      <text:p text:style-name="P2"><text:span text:style-name="T85">What is the value of x after the following statement?</text:span></text:p>
      <text:p text:style-name="P2"><text:span text:style-name="T85">float x;</text:span></text:p>
      <text:p text:style-name="P2"><text:span text:style-name="T85">x = 3.0 / 4.0 + (3<text:s text:c="2"/>+ 2 )/ 5 </text:span></text:p>
      <text:p text:style-name="P2"><text:span text:style-name="T85"><text:s/></text:span></text:p>
      <text:p text:style-name="P2"><text:span text:style-name="T85">5.75 </text:span></text:p>
      <text:p text:style-name="P2"><text:span text:style-name="T85">5.75</text:span></text:p>
      <text:p text:style-name="P2"><text:span text:style-name="T86">1.75</text:span><text:span text:style-name="T87"/></text:p>
      <text:p text:style-name="P2"><text:span text:style-name="T87">3.75</text:span></text:p>
      <text:p text:style-name="P2"><text:span text:style-name="T87"><text:s/></text:span></text:p>
      <text:p text:style-name="P2"><text:span text:style-name="T88"/></text:p>
      <text:p text:style-name="P2"><text:span text:style-name="T89">What is the value of x after the following statements?</text:span></text:p>
      <text:p text:style-name="P2"><text:span text:style-name="T89">double x;</text:span></text:p>
      <text:p text:style-name="P2"><text:span text:style-name="T89">x = 0;</text:span></text:p>
      <text:p text:style-name="P2"><text:span text:style-name="T89">x += 3.0 * 4.0;</text:span></text:p>
      <text:p text:style-name="P2"><text:span text:style-name="T89">x -= 2.0;</text:span></text:p>
      <text:p text:style-name="P2"><text:span text:style-name="T89"><text:s/></text:span></text:p>
      <text:p text:style-name="P2"><text:span text:style-name="T89">22.0</text:span></text:p>
      <text:p text:style-name="P2"><text:span text:style-name="T89">12.0</text:span></text:p>
      <text:p text:style-name="P2"><text:span text:style-name="T90">10.0</text:span><text:span text:style-name="T91"/></text:p>
      <text:p text:style-name="P2"><text:span text:style-name="T91">14.0</text:span></text:p>
      <text:p text:style-name="P2"><text:span text:style-name="T91"><text:s/></text:span></text:p>
      <text:p text:style-name="P2"><text:span text:style-name="T92"/></text:p>
      <text:p text:style-name="P2"><text:span text:style-name="T93">Given the following code fragment and the input value of 4.0, what output is generated?</text:span></text:p>
      <text:p text:style-name="P2"><text:span text:style-name="T93">float tax;</text:span></text:p>
      <text:p text:style-name="P2"><text:span text:style-name="T93">float total;</text:span></text:p>
      <text:p text:style-name="P2"><text:span text:style-name="T94"/></text:p>
      <text:p text:style-name="P2"><text:span text:style-name="T95">cout &lt;&lt; "enter the cost of the item\n";</text:span></text:p>
      <text:p text:style-name="P2"><text:span text:style-name="T95">cin &gt;&gt; total;</text:span></text:p>
      <text:p text:style-name="P2"><text:span text:style-name="T96"/></text:p>
      <text:p text:style-name="P2"><text:span text:style-name="T97">if ( total &gt;= 3.0)</text:span></text:p>
      <text:p text:style-name="P2"><text:span text:style-name="T97">{</text:span></text:p>
      <text:p text:style-name="P2"><text:span text:style-name="T97"><text:tab/>tax = 0.10;</text:span></text:p>
      <text:p text:style-name="P2"><text:span text:style-name="T97"><text:tab/>cout &lt;&lt; total + (total * tax) &lt;&lt; endl;</text:span></text:p>
      <text:p text:style-name="P2"><text:span text:style-name="T97">}</text:span></text:p>
      <text:p text:style-name="P2"><text:span text:style-name="T98"/></text:p>
      <text:p text:style-name="P2"><text:span text:style-name="T99"><text:s/></text:span></text:p>
      <text:p text:style-name="P2"><text:span text:style-name="T99">3</text:span></text:p>
      <text:p text:style-name="P2"><text:span text:style-name="T99">3.3</text:span></text:p>
      <text:p text:style-name="P2"><text:span text:style-name="T99">4.0</text:span></text:p>
      <text:p text:style-name="P2"><text:span text:style-name="T100">4.4</text:span><text:span text:style-name="T101"/></text:p>
      <text:p text:style-name="P2"><text:span text:style-name="T101"><text:s/></text:span></text:p>
      <text:p text:style-name="P2"><text:span text:style-name="T102"/></text:p>
      <text:p text:style-name="P2"><text:span text:style-name="T103">Given the following code fragment and the input value of 2.0, what output is generated?</text:span></text:p>
      <text:p text:style-name="P2"><text:span text:style-name="T103">float tax;</text:span></text:p>
      <text:p text:style-name="P2"><text:span text:style-name="T103">float total;</text:span></text:p>
      <text:p text:style-name="P2"><text:span text:style-name="T104"/></text:p>
      <text:p text:style-name="P2"><text:span text:style-name="T105">cout &lt;&lt; "enter the cost of the item\n";</text:span></text:p>
      <text:p text:style-name="P2"><text:span text:style-name="T105">cin &gt;&gt; total;</text:span></text:p>
      <text:p text:style-name="P2"><text:span text:style-name="T106"/></text:p>
      <text:p text:style-name="P2"><text:span text:style-name="T107">if ( total &gt;= 3.0)</text:span></text:p>
      <text:p text:style-name="P2"><text:span text:style-name="T107">{</text:span></text:p>
      <text:p text:style-name="P2"><text:span text:style-name="T107"><text:tab/>tax = 0.10;</text:span></text:p>
      <text:p text:style-name="P2"><text:span text:style-name="T107"><text:tab/>cout &lt;&lt; total + (total * tax) &lt;&lt; endl;</text:span></text:p>
      <text:p text:style-name="P2"><text:span text:style-name="T107">}</text:span></text:p>
      <text:p text:style-name="P2"><text:span text:style-name="T107">cout &lt;&lt; total &lt;&lt; endl;</text:span></text:p>
      <text:p text:style-name="P2"><text:span text:style-name="T108"/></text:p>
      <text:p text:style-name="P2"><text:span text:style-name="T109"><text:s/></text:span></text:p>
      <text:p text:style-name="P2"><text:span text:style-name="T109">2.2</text:span></text:p>
      <text:p text:style-name="P2"><text:span text:style-name="T110">2.0</text:span><text:span text:style-name="T111"/></text:p>
      <text:p text:style-name="P2"><text:span text:style-name="T111">3.1</text:span></text:p>
      <text:p text:style-name="P2"><text:span text:style-name="T111">4.4</text:span></text:p>
      <text:p text:style-name="P2"><text:span text:style-name="T111"><text:s/></text:span></text:p>
      <text:p text:style-name="P2"><text:span text:style-name="T112"/></text:p>
      <text:p text:style-name="P2"><text:span text:style-name="T113">If x has the value of 3, y has the value of -2, and w is 10, is the following condition true or false?</text:span></text:p>
      <text:p text:style-name="P2"><text:span text:style-name="T113">if( x &lt; 2 &amp;&amp; w &lt; y)</text:span></text:p>
      <text:p text:style-name="P2"><text:span text:style-name="T113">true</text:span></text:p>
      <text:p text:style-name="P2"><text:span text:style-name="T114">false</text:span><text:span text:style-name="T115"/></text:p>
      <text:p text:style-name="P2"><text:span text:style-name="T116"/></text:p>
      <text:p text:style-name="P2"><text:span text:style-name="T116"/></text:p>
      <text:p text:style-name="P2"><text:span text:style-name="T117">What is the correct way to write the condition y &lt; x &lt; z?</text:span></text:p>
      <text:p text:style-name="P2"><text:span text:style-name="T117"><text:s/></text:span></text:p>
      <text:p text:style-name="P2"><text:span text:style-name="T117">(y &lt; x &lt; z)</text:span></text:p>
      <text:p text:style-name="P2"><text:span text:style-name="T117">( (y &lt; x) &amp;&amp; z)</text:span></text:p>
      <text:p text:style-name="P2"><text:span text:style-name="T117">((y &gt; x) || (y &lt; z))</text:span></text:p>
      <text:p text:style-name="P2"><text:span text:style-name="T118">((y &lt; x) &amp;&amp; (x &lt; z))</text:span><text:span text:style-name="T119"/></text:p>
      <text:p text:style-name="P2"><text:span text:style-name="T119"><text:s/></text:span></text:p>
      <text:p text:style-name="P2"><text:span text:style-name="T120"/></text:p>
      <text:p text:style-name="P2"><text:span text:style-name="T121">Given the following code fragment, and an input value of 3, what is the output that is generated?</text:span></text:p>
      <text:p text:style-name="P2"><text:span text:style-name="T121">int x;</text:span></text:p>
      <text:p text:style-name="P2"><text:span text:style-name="T121">cout &lt;&lt;"Enter a value\n";</text:span></text:p>
      <text:p text:style-name="P2"><text:span text:style-name="T121">cin &gt;&gt; x;</text:span></text:p>
      <text:p text:style-name="P2"><text:span text:style-name="T121">if ( x = 0 )</text:span></text:p>
      <text:p text:style-name="P2"><text:span text:style-name="T121">{</text:span></text:p>
      <text:p text:style-name="P2"><text:span text:style-name="T121"><text:tab/>cout &lt;&lt; "x is zero\n";</text:span></text:p>
      <text:p text:style-name="P2"><text:span text:style-name="T121">}</text:span></text:p>
      <text:p text:style-name="P2"><text:span text:style-name="T121">cout &lt;&lt; "x is not zero\n";</text:span></text:p>
      <text:p text:style-name="P2"><text:span text:style-name="T122"/></text:p>
      <text:p text:style-name="P2"><text:span text:style-name="T123"><text:s/></text:span></text:p>
      <text:p text:style-name="P2"><text:span text:style-name="T123">x is zero</text:span></text:p>
      <text:p text:style-name="P2"><text:span text:style-name="T123">x is not zero</text:span></text:p>
      <text:p text:style-name="P2"><text:span text:style-name="T123">x is zero</text:span></text:p>
      <text:p text:style-name="P2"><text:span text:style-name="T124">x is not zero</text:span><text:span text:style-name="T125"/></text:p>
      <text:p text:style-name="P2"><text:span text:style-name="T125">unable to determine</text:span></text:p>
      <text:p text:style-name="P2"><text:span text:style-name="T125"><text:s/></text:span></text:p>
      <text:p text:style-name="P2"><text:span text:style-name="T126"/></text:p>
      <text:p text:style-name="P2"><text:span text:style-name="T127"><text:s/></text:span></text:p>
      <text:p text:style-name="P2"><text:span text:style-name="T127">Given the following code fragment, what is the output?</text:span></text:p>
      <text:p text:style-name="P2"><text:span text:style-name="T127">int x=5;</text:span></text:p>
      <text:p text:style-name="P2"><text:span text:style-name="T127">if( x &gt; 5)</text:span></text:p>
      <text:p text:style-name="P2"><text:span text:style-name="T127"><text:tab/>cout &lt;&lt; "x is bigger than 5. ";</text:span></text:p>
      <text:p text:style-name="P2"><text:span text:style-name="T127"><text:tab/>cout &lt;&lt;"That is all. ";</text:span></text:p>
      <text:p text:style-name="P2"><text:span text:style-name="T127">cout &lt;&lt; "Goodbye\n";</text:span></text:p>
      <text:p text:style-name="P2"><text:span text:style-name="T127"><text:s/></text:span></text:p>
      <text:p text:style-name="P2"><text:span text:style-name="T127">x is bigger than 5. That is all</text:span></text:p>
      <text:p text:style-name="P2"><text:span text:style-name="T127">x is bigger than 5</text:span></text:p>
      <text:p text:style-name="P2"><text:span text:style-name="T128">That is all. Goodbye</text:span><text:span text:style-name="T129"/></text:p>
      <text:p text:style-name="P2"><text:span text:style-name="T129">Goodbye</text:span></text:p>
      <text:p text:style-name="P2"><text:span text:style-name="T129"><text:s/></text:span></text:p>
      <text:p text:style-name="P2"><text:span text:style-name="T130"/></text:p>
      <text:p text:style-name="P2"><text:span text:style-name="T131">Given the following code fragment, which of the following expressions is always true?</text:span></text:p>
      <text:p text:style-name="P2"><text:span text:style-name="T131">int x;</text:span></text:p>
      <text:p text:style-name="P2"><text:span text:style-name="T131">cin &gt;&gt; x;</text:span></text:p>
      <text:p text:style-name="P2"><text:span text:style-name="T131"><text:s/></text:span></text:p>
      <text:p text:style-name="P2"><text:span text:style-name="T131">if( x &lt; 3)</text:span></text:p>
      <text:p text:style-name="P2"><text:span text:style-name="T131">if( x==1)</text:span></text:p>
      <text:p text:style-name="P2"><text:span text:style-name="T131">if( (x / 3) &gt;1 )</text:span></text:p>
      <text:p text:style-name="P2"><text:span text:style-name="T132">if( x = 1)<text:s/></text:span><text:span text:style-name="T133"/></text:p>
      <text:p text:style-name="P2"><text:span text:style-name="T134"/></text:p>
      <text:p text:style-name="P2"><text:span text:style-name="T135"><text:s/></text:span></text:p>
      <text:p text:style-name="P2"><text:span text:style-name="T136"/></text:p>
      <text:p text:style-name="P2"><text:span text:style-name="T137"><text:s/></text:span></text:p>
      <text:p text:style-name="P2"><text:span text:style-name="T138"/></text:p>
      <text:p text:style-name="P2"><text:span text:style-name="T139"><text:s/></text:span></text:p>
      <text:p text:style-name="P2"><text:span text:style-name="T140"/></text:p>
      <text:p text:style-name="P2"><text:span text:style-name="T141"><text:s/></text:span></text:p>
      <text:p text:style-name="P2"><text:span text:style-name="T142"/></text:p>
      <text:p text:style-name="P2"><text:span text:style-name="T142"/></text:p>
      <text:p text:style-name="P2"><text:span text:style-name="T142"/></text:p>
      <text:p text:style-name="P2"><text:span text:style-name="T143"><text:s text:c="3"/></text:span></text:p>
      <text:p text:style-name="P2"><text:span text:style-name="T143"><text:s text:c="2"/>o </text:span></text:p>
      <text:p text:style-name="P2"><text:span text:style-name="T143"><text:s text:c="2"/>p </text:span></text:p>
      <text:p text:style-name="P2"><text:span text:style-name="T143"><text:s text:c="2"/>˜ </text:span></text:p>
      <text:p text:style-name="P2"><text:span text:style-name="T143"><text:s text:c="2"/>™ </text:span></text:p>
      <text:p text:style-name="P2"><text:span text:style-name="T143"><text:s text:c="2"/>Ã </text:span></text:p>
      <text:p text:style-name="P2"><text:span text:style-name="T143"><text:s text:c="2"/>Ä </text:span></text:p>
      <text:p text:style-name="P2"><text:span text:style-name="T143"><text:s text:c="2"/>ó </text:span></text:p>
      <text:p text:style-name="P2"><text:span text:style-name="T143"><text:s text:c="2"/>ô </text:span></text:p>
      <text:p text:style-name="P2"><text:span text:style-name="T143"><text:s text:c="2"/>3<text:tab/> 4<text:tab/> ™<text:tab/> š<text:tab/> ñ<text:tab/> ò<text:tab/> ¢</text:span></text:p>
      <text:p text:style-name="P2"><text:span text:style-name="T143"><text:s text:c="2"/>£</text:span></text:p>
      <text:p text:style-name="P2"><text:span text:style-name="T143"><text:s text:c="2"/>ê</text:span></text:p>
      <text:p text:style-name="P3"><text:span text:style-name="T143"><text:s text:c="2"/><text:line-break/> <text:line-break/> '<text:line-break/> (<text:line-break/> )<text:line-break/> z<text:line-break/> {<text:line-break/> ‹<text:line-break/> Œ<text:line-break/> <text:line-break/> ×<text:line-break/> Ø<text:line-break/> è<text:line-break/> é<text:line-break/> ê<text:line-break/> F </text:span></text:p>
      <text:p text:style-name="P4"><text:span text:style-name="T143"><text:s text:c="2"/>G </text:span></text:p>
      <text:p text:style-name="P4"><text:span text:style-name="T143"><text:s text:c="2"/>] </text:span></text:p>
      <text:p text:style-name="P4"><text:span text:style-name="T143"><text:s text:c="2"/>^ </text:span></text:p>
      <text:p text:style-name="P4"><text:span text:style-name="T143"><text:s text:c="2"/>_ </text:span></text:p>
      <text:p text:style-name="P4"><text:span text:style-name="T143"><text:s text:c="2"/>½ </text:span></text:p>
      <text:p text:style-name="P4"><text:span text:style-name="T143"><text:s text:c="2"/>¾ </text:span></text:p>
      <text:p text:style-name="P4"><text:span text:style-name="T143"><text:s text:c="2"/>Ô </text:span></text:p>
      <text:p text:style-name="P4"><text:span text:style-name="T143"><text:s text:c="2"/>Õ </text:span></text:p>
      <text:p text:style-name="P4"><text:span text:style-name="T143"><text:s text:c="2"/>Ö </text:span></text:p>
      <text:p text:style-name="P4"><text:span text:style-name="T143"><text:s text:c="3"/></text:span></text:p>
      <text:p text:style-name="P4"><text:span text:style-name="T143"><text:s text:c="2"/>!</text:span></text:p>
      <text:p text:style-name="P4"><text:span text:style-name="T143"><text:s text:c="2"/>f</text:span></text:p>
      <text:p text:style-name="P4"><text:span text:style-name="T143"><text:s text:c="2"/>g</text:span></text:p>
      <text:p text:style-name="P4"><text:span text:style-name="T143"><text:s text:c="2"/>h</text:span></text:p>
      <text:p text:style-name="P4"><text:span text:style-name="T143"><text:s text:c="2"/>Ü</text:span></text:p>
      <text:p text:style-name="P4"><text:span text:style-name="T143"><text:s text:c="2"/>Ý</text:span></text:p>
      <text:p text:style-name="P4"><text:span text:style-name="T143"><text:s text:c="2"/>( ) * Z [   ‘ Û Ü ì í î 6 7 C D E Ž  › œ  ø ù m n ƒ „ … ç è ü ý þ ð ñ ó üøüøüøüøüøüøüøüøüíéüéøüéüéøüéüéøüéüéøüéüéøüéüéøüéüéøüéüéøüéüéøüéüéøüéüéøüéüéøüéüéøüéüéøüåü h¼dD h,2Í h-;U h‹(- mH</text:span></text:p>
      <text:p text:style-name="P4"><text:span text:style-name="T143"><text:s/></text:span></text:p>
      <text:p text:style-name="P4"><text:span text:style-name="T143">sH</text:span></text:p>
      <text:p text:style-name="P4"><text:span text:style-name="T143"><text:s/></text:span></text:p>
      <text:p text:style-name="P4"><text:span text:style-name="T143"><text:s text:c="2"/>h-;U h‹(- Z<text:s text:c="2"/></text:span></text:p>
      <text:p text:style-name="P4"><text:span text:style-name="T143"><text:s text:c="3"/></text:span></text:p>
      <text:p text:style-name="P4"><text:span text:style-name="T143"><text:s text:c="3"/></text:span></text:p>
      <text:p text:style-name="P4"><text:span text:style-name="T143"><text:s/></text:span></text:p>
      <text:p text:style-name="P4"><text:span text:style-name="T143"><text:s text:c="2"/>B </text:span></text:p>
      <text:p text:style-name="P4"><text:span text:style-name="T143"><text:s text:c="2"/>M </text:span></text:p>
      <text:p text:style-name="P4"><text:span text:style-name="T143"><text:s text:c="2"/>o </text:span></text:p>
      <text:p text:style-name="P4"><text:span text:style-name="T143"><text:s text:c="2"/>p </text:span></text:p>
      <text:p text:style-name="P4"><text:span text:style-name="T143"><text:s text:c="2"/>˜ </text:span></text:p>
      <text:p text:style-name="P4"><text:span text:style-name="T143"><text:s text:c="2"/>™ </text:span></text:p>
      <text:p text:style-name="P4"><text:span text:style-name="T143"><text:s text:c="2"/>Ã </text:span></text:p>
      <text:p text:style-name="P4"><text:span text:style-name="T143"><text:s text:c="2"/>Ä </text:span></text:p>
      <text:p text:style-name="P4"><text:span text:style-name="T143"><text:s text:c="2"/>ó </text:span></text:p>
      <text:p text:style-name="P4"><text:span text:style-name="T143"><text:s text:c="2"/>ô </text:span></text:p>
      <text:p text:style-name="P4"><text:span text:style-name="T143"><text:s text:c="2"/><text:tab/> 3<text:tab/> 4<text:tab/> ™<text:tab/> š<text:tab/> ñ<text:tab/> ò<text:tab/> ¢</text:span></text:p>
      <text:p text:style-name="P4"><text:span text:style-name="T143"><text:s text:c="2"/>£</text:span></text:p>
      <text:p text:style-name="P4"><text:span text:style-name="T143"><text:s text:c="2"/>³</text:span></text:p>
      <text:p text:style-name="P4"><text:span text:style-name="T143"><text:s text:c="2"/>ê</text:span></text:p>
      <text:p text:style-name="P4"><text:span text:style-name="T143"><text:s text:c="2"/>÷</text:span></text:p>
      <text:p text:style-name="P4"><text:span text:style-name="T143"><text:s text:c="2"/>ÿ</text:span></text:p>
      <text:p text:style-name="P4"><text:span text:style-name="T143"><text:s text:c="2"/>ý ý ø ò ø í ø í ø í ø ý ý è í è í è í è ý ý ã Ù Ù <text:tab/> „Ð „Ð ^„Ð `„Ð </text:span></text:p>
      <text:p text:style-name="P5"><text:span text:style-name="T143">&amp; <text:line-break/>F </text:span></text:p>
      <text:p text:style-name="P7"><text:span text:style-name="T143">&amp; <text:line-break/>F</text:span></text:p>
      <text:p text:style-name="P8"><text:span text:style-name="T143"><text:s text:c="2"/>gd-;U „  ^„  </text:span></text:p>
      <text:p text:style-name="P9"><text:span text:style-name="T143">&amp; <text:line-break/>F </text:span></text:p>
      <text:p text:style-name="P10"><text:span text:style-name="T143"><text:s text:c="2"/>ÿ</text:span></text:p>
      <text:p text:style-name="P11"><text:span text:style-name="T143"><text:s text:c="2"/><text:line-break/> <text:line-break/> <text:line-break/> <text:line-break/> !<text:line-break/> $<text:line-break/> '<text:line-break/> (<text:line-break/> )<text:line-break/> `<text:line-break/> g<text:line-break/> n<text:line-break/> z<text:line-break/> {<text:line-break/> }<text:line-break/> €<text:line-break/> ƒ<text:line-break/> ‹<text:line-break/> Œ<text:line-break/> <text:line-break/> Ä<text:line-break/> õ õ ð ä ä Ð Ð Ë Ë Æ À À À » » » » » Ë Ë Æ </text:span></text:p>
      <text:p text:style-name="P13"><text:span text:style-name="T143">&amp; <text:line-break/>F „  ^„  </text:span></text:p>
      <text:p text:style-name="P15"><text:span text:style-name="T143">&amp; <text:line-break/>F gd-;U </text:span></text:p>
      <text:p text:style-name="P17"><text:span text:style-name="T143">&amp; <text:line-break/>F </text:span></text:p>
      <text:p text:style-name="P18"><text:span text:style-name="T143">Æ</text:span></text:p>
      <text:p text:style-name="P18"><text:span text:style-name="T143"><text:s/>  h * „ „Ð ^„Ð gd,2Í<text:s text:c="2"/></text:span></text:p>
      <text:p text:style-name="P18"><text:span text:style-name="T143"><text:s text:c="2"/></text:span></text:p>
      <text:p text:style-name="P19"><text:span text:style-name="T143">&amp; <text:line-break/>F </text:span></text:p>
      <text:p text:style-name="P20"><text:span text:style-name="T143">Æ T gd,2Í </text:span></text:p>
      <text:p text:style-name="P21"><text:span text:style-name="T143">&amp; <text:line-break/>F <text:tab/> „Ð „Ð ^„Ð `„Ð Ä<text:line-break/> Ë<text:line-break/> ×<text:line-break/> Ø<text:line-break/> Ú<text:line-break/> Ý<text:line-break/> à<text:line-break/> è<text:line-break/> é<text:line-break/> ê<text:line-break/><text:s text:c="2"/></text:span></text:p>
      <text:p text:style-name="P22"><text:span text:style-name="T143"><text:s text:c="2"/>! </text:span></text:p>
      <text:p text:style-name="P22"><text:span text:style-name="T143"><text:s text:c="2"/>/ </text:span></text:p>
      <text:p text:style-name="P22"><text:span text:style-name="T143"><text:s text:c="2"/>F </text:span></text:p>
      <text:p text:style-name="P22"><text:span text:style-name="T143"><text:s text:c="2"/>G </text:span></text:p>
      <text:p text:style-name="P22"><text:span text:style-name="T143"><text:s text:c="2"/>L </text:span></text:p>
      <text:p text:style-name="P22"><text:span text:style-name="T143"><text:s text:c="2"/>O </text:span></text:p>
      <text:p text:style-name="P22"><text:span text:style-name="T143"><text:s text:c="2"/>U </text:span></text:p>
      <text:p text:style-name="P22"><text:span text:style-name="T143"><text:s text:c="2"/>] </text:span></text:p>
      <text:p text:style-name="P22"><text:span text:style-name="T143"><text:s text:c="2"/>^ </text:span></text:p>
      <text:p text:style-name="P22"><text:span text:style-name="T143"><text:s text:c="2"/>_ </text:span></text:p>
      <text:p text:style-name="P22"><text:span text:style-name="T143"><text:s text:c="2"/>‰ </text:span></text:p>
      <text:p text:style-name="P22"><text:span text:style-name="T143"><text:s text:c="2"/>– </text:span></text:p>
      <text:p text:style-name="P22"><text:span text:style-name="T143"><text:s text:c="2"/>¤ </text:span></text:p>
      <text:p text:style-name="P22"><text:span text:style-name="T143"><text:s text:c="2"/>½ </text:span></text:p>
      <text:p text:style-name="P22"><text:span text:style-name="T143"><text:s text:c="2"/>¾ </text:span></text:p>
      <text:p text:style-name="P22"><text:span text:style-name="T143"><text:s text:c="2"/>Ã </text:span></text:p>
      <text:p text:style-name="P22"><text:span text:style-name="T143"><text:s text:c="2"/>Æ </text:span></text:p>
      <text:p text:style-name="P22"><text:span text:style-name="T143"><text:s text:c="2"/>ù ù ô ô ô ô ô ï ï ê ù ù ù ô ô ô ô ô ï ï ê ù ù ù ô ô ô </text:span></text:p>
      <text:p text:style-name="P23"><text:span text:style-name="T143">&amp; <text:line-break/>F gd-;U </text:span></text:p>
      <text:p text:style-name="P25"><text:span text:style-name="T143">&amp; <text:line-break/>F „  ^„  Æ </text:span></text:p>
      <text:p text:style-name="P26"><text:span text:style-name="T143"><text:s text:c="2"/>Ì </text:span></text:p>
      <text:p text:style-name="P26"><text:span text:style-name="T143"><text:s text:c="2"/>Ô </text:span></text:p>
      <text:p text:style-name="P26"><text:span text:style-name="T143"><text:s text:c="2"/>Õ </text:span></text:p>
      <text:p text:style-name="P26"><text:span text:style-name="T143"><text:s text:c="2"/>Ö </text:span></text:p>
      <text:p text:style-name="P26"><text:span text:style-name="T143"><text:s text:c="2"/></text:span></text:p>
      <text:p text:style-name="P26"><text:span text:style-name="T143"><text:s text:c="3"/></text:span></text:p>
      <text:p text:style-name="P26"><text:span text:style-name="T143"><text:s text:c="2"/>!</text:span></text:p>
      <text:p text:style-name="P26"><text:span text:style-name="T143"><text:s text:c="2"/>+</text:span></text:p>
      <text:p text:style-name="P26"><text:span text:style-name="T143"><text:s text:c="2"/>7</text:span></text:p>
      <text:p text:style-name="P26"><text:span text:style-name="T143"><text:s text:c="2"/>U</text:span></text:p>
      <text:p text:style-name="P26"><text:span text:style-name="T143"><text:s text:c="2"/>f</text:span></text:p>
      <text:p text:style-name="P26"><text:span text:style-name="T143"><text:s text:c="2"/>g</text:span></text:p>
      <text:p text:style-name="P26"><text:span text:style-name="T143"><text:s text:c="2"/>h</text:span></text:p>
      <text:p text:style-name="P26"><text:span text:style-name="T143"><text:s text:c="2"/>Ü</text:span></text:p>
      <text:p text:style-name="P26"><text:span text:style-name="T143"><text:s text:c="2"/>Ý</text:span></text:p>
      <text:p text:style-name="P26"><text:span text:style-name="T143"><text:s text:c="2"/>î</text:span></text:p>
      <text:p text:style-name="P26"><text:span text:style-name="T143"><text:s text:c="2"/>þ</text:span></text:p>
      <text:p text:style-name="P26"><text:span text:style-name="T143"><text:s text:c="2"/>( ) * Z [ h u   ú ú õ õ ð ê ú ú ú ú ú õ õ ð ú ú ú ú ú õ õ ð ú ú ú ú ú „  ^„  </text:span></text:p>
      <text:p text:style-name="P27"><text:span text:style-name="T143">&amp; <text:line-break/>F gd-;U </text:span></text:p>
      <text:p text:style-name="P29"><text:span text:style-name="T143">&amp; <text:line-break/>F   ‘ È Ñ Û Ü á å é ì í î % , 6 7 : &lt; &gt; C D E | ƒ Ž  ’ ú ú õ ï ï ê ê ê ê ê ú ú õ ï ï ê ê ê ê ê ú ú õ ï ï ê ê </text:span></text:p>
      <text:p text:style-name="P31"><text:span text:style-name="T143">&amp; <text:line-break/>F „  ^„  </text:span></text:p>
      <text:p text:style-name="P33"><text:span text:style-name="T143">&amp; <text:line-break/>F gd-;U ’ ” – › œ  Ó Ü ø ù ÿ <text:tab/> F O m n t y ~ ƒ „ … ¼ Æ ú ú ú õ õ ð ê ê ú ú ú ú ú õ õ ð ê ê ú ú ú ú ú õ õ ð ê „  ^„  </text:span></text:p>
      <text:p text:style-name="P35"><text:span text:style-name="T143">&amp; <text:line-break/>F gd-;U </text:span></text:p>
      <text:p text:style-name="P37"><text:span text:style-name="T143">&amp; <text:line-break/>F Æ Í Ý ç è í ò ÷ ü ý þ V a n o — ¥ ¦ ¹ » È ð ò ó ô ö ù ù ù ô ô ô ô ô ï ï ê ù ù ù ù ù ù ù ù ù ù á Ü ô ô gd¼dD<text:s text:c="2"/></text:span></text:p>
      <text:p text:style-name="P38"><text:span text:style-name="T143"><text:s text:c="2"/>„  ^„  gd¼dD </text:span></text:p>
      <text:p text:style-name="P39"><text:span text:style-name="T143">&amp; <text:line-break/>F gd-;U </text:span></text:p>
      <text:p text:style-name="P41"><text:span text:style-name="T143">&amp; <text:line-break/>F „  ^„  ó ô ! " # © « å æ , . ½ ¾ ¿ À Á Â Ã Ä Å Æ â ã ÿ 1 E F G H â ã 3 4 5 œ  Ã Î Ï Ð Ò Ó Õ Ö Ø Ù Ü Ý üøüôøüðøüôøüøüøüøðøðøðøðøðøðøüðøðøüôðøüøüôøüøüøèäèäèäèäø hh&lt;d j hh&lt;d U </text:span></text:p>
      <text:p text:style-name="P42"><text:span text:style-name="T143"><text:s text:c="2"/>h¼dD h-;U h‹(- h,2Í 8ö ú þ \ g t u  « ¬ ¿ Á Î ö ø ! " ú ú ú õ õ ð ê ê ê ê ê ê ê ê ê ê ê Ý Ø Ø ú ú ú ú õ gd¼dD<text:s text:c="2"/></text:span></text:p>
      <text:p text:style-name="P42"><text:span text:style-name="T143"><text:s text:c="2"/>„Ð „Ð ^„Ð `„Ð gd¼dD „  ^„  </text:span></text:p>
      <text:p text:style-name="P43"><text:span text:style-name="T143">&amp; <text:line-break/>F gd-;U </text:span></text:p>
      <text:p text:style-name="P45"><text:span text:style-name="T143">&amp; <text:line-break/>F " # Š ž £ © ª « å æ ò , - .  — ± » È Ê â ä ÿ ú õ ï ê ê á á õ ê ê ê ê ê Ü Ü õ ï ï ï ï ï ï Ó ï<text:s text:c="2"/></text:span></text:p>
      <text:p text:style-name="P46"><text:span text:style-name="T143"><text:s text:c="2"/>„  ^„  gd¼dD gd,2Í<text:s text:c="2"/></text:span></text:p>
      <text:p text:style-name="P46"><text:span text:style-name="T143"><text:s text:c="2"/>„Ð ^„Ð gd,2Í </text:span></text:p>
      <text:p text:style-name="P47"><text:span text:style-name="T143">&amp; <text:line-break/>F „  ^„  </text:span></text:p>
      <text:p text:style-name="P49"><text:span text:style-name="T143">&amp; <text:line-break/>F gd-;U ÿ <text:line-break/> # 1 E F G H  ˆ “ ´ Í â ã + 3 4 5 ‹ ö ö ñ ñ ñ ä ñ ß ß Ú Ú Ô Ô Ô Ô Ô ñ ñ ñ ñ ñ ß ß Ú „8 ^„8 </text:span></text:p>
      <text:p text:style-name="P51"><text:span text:style-name="T143">&amp; <text:line-break/>F gd-;U<text:s text:c="2"/></text:span></text:p>
      <text:p text:style-name="P52"><text:span text:style-name="T143"><text:s text:c="2"/>„Ð „Ð ^„Ð `„Ð gd¼dD </text:span></text:p>
      <text:p text:style-name="P53"><text:span text:style-name="T143">&amp; <text:line-break/>F<text:s text:c="2"/></text:span></text:p>
      <text:p text:style-name="P54"><text:span text:style-name="T143"><text:s text:c="2"/>„  ^„  gd¼dD ‹ ’ œ  ¨ ² Ã Î Ï Ñ Ò Ô Õ × Ø Ú Û Ü Ý ù ù ô ô ô ô ô ï í í í í í í í í í ï gd,2Í </text:span></text:p>
      <text:p text:style-name="P55"><text:span text:style-name="T143">&amp; <text:line-break/>F „  ^„  2 1h :p,2Í °Ð/ °à=!°Ð "°Ð #Ð $Ð %° °Ð °Ð<text:s text:c="2"/></text:span></text:p>
      <text:p text:style-name="P57"><text:span text:style-name="T143">Ð 9 <text:tab/>0 1h :p,2Í °Ð/ °à=!°Ð "°Ð #Ð $Ð %° °Ð °Ð <text:line-break/>P<text:s text:c="2"/></text:span></text:p>
      <text:p text:style-name="P58"><text:span text:style-name="T143">Ð 5 <text:tab/>0 1h :p,2Í °Ð/ °à=!°Ð "°Ð #Ð $Ð %° °Ð °Ð<text:s text:c="2"/></text:span></text:p>
      <text:p text:style-name="P59"><text:span text:style-name="T143">Ð 9 <text:tab/>0 1h :p,2Í °Ð/ °à=!°Ð "°Ð #Ð $Ð %° °Ð °Ð <text:line-break/>P<text:s text:c="2"/></text:span></text:p>
      <text:p text:style-name="P60"><text:span text:style-name="T143">Ð 5 <text:tab/>0 1h :p,2Í °Ð/ °à=!°Ð "°Ð #Ð $Ð %° °Ð °Ð<text:s text:c="2"/></text:span></text:p>
      <text:p text:style-name="P61"><text:span text:style-name="T143">Ð 9 <text:tab/>0 1h :p,2Í °Ð/ °à=!°Ð "°Ð #Ð $Ð %° °Ð °Ð <text:line-break/>P<text:s text:c="2"/></text:span></text:p>
      <text:p text:style-name="P62"><text:span text:style-name="T143">Ð 5 <text:tab/>0 1h :p,2Í °Ð/ °à=!°Ð "°Ð #Ð $Ð %° °Ð °Ð<text:s text:c="2"/></text:span></text:p>
      <text:p text:style-name="P63"><text:span text:style-name="T143">Ð 9 <text:tab/>0 1h :p,2Í °Ð/ °à=!°Ð "°Ð #Ð $Ð %° °Ð °Ð <text:line-break/>P<text:s text:c="2"/></text:span></text:p>
      <text:p text:style-name="P64"><text:span text:style-name="T143">Ð 5 <text:tab/>0 1h :p,2Í °Ð/ °à=!°Ð "°Ð #Ð $Ð %° °Ð °Ð<text:s text:c="2"/></text:span></text:p>
      <text:p text:style-name="P65"><text:span text:style-name="T143">Ð 9 <text:tab/>0 1h :p,2Í °Ð/ °à=!°Ð "°Ð #Ð $Ð %° °Ð °Ð <text:line-break/>P<text:s text:c="2"/></text:span></text:p>
      <text:p text:style-name="P66"><text:span text:style-name="T143">Ð 5 <text:tab/>0 1h :p,2Í °Ð/ °à=!°Ð "°Ð #Ð $Ð %° °Ð °Ð<text:s text:c="2"/></text:span></text:p>
      <text:p text:style-name="P67"><text:span text:style-name="T143">Ð 9 <text:tab/>0 1h :p,2Í °Ð/ °à=!°Ð "°Ð #Ð $Ð %° °Ð °Ð <text:line-break/>P<text:s text:c="2"/></text:span></text:p>
      <text:p text:style-name="P68"><text:span text:style-name="T143">Ð 5 <text:tab/>0 1h :p,2Í °Ð/ °à=!°Ð "°Ð #Ð $Ð %° °Ð °Ð<text:s text:c="2"/></text:span></text:p>
      <text:p text:style-name="P69"><text:span text:style-name="T143">Ð 9 <text:tab/>0 1h :p,2Í °Ð/ °à=!°Ð "°Ð #Ð $Ð %° °Ð °Ð <text:line-break/>P<text:s text:c="2"/></text:span></text:p>
      <text:p text:style-name="P70"><text:span text:style-name="T143">Ð 5 <text:tab/>0 1h :p,2Í °Ð/ °à=!°Ð "°Ð #Ð $Ð %° °Ð °Ð<text:s text:c="2"/></text:span></text:p>
      <text:p text:style-name="P71"><text:span text:style-name="T143">Ð 9 <text:tab/>0 1h :p,2Í °Ð/ °à=!°Ð "°Ð #Ð $Ð %° °Ð °Ð <text:line-break/>P<text:s text:c="2"/></text:span></text:p>
      <text:p text:style-name="P72"><text:span text:style-name="T143">Ð 5 <text:tab/>0 1h :p,2Í °Ð/ °à=!°Ð "°Ð #Ð $Ð %° °Ð °Ð<text:s text:c="2"/></text:span></text:p>
      <text:p text:style-name="P73"><text:span text:style-name="T143">Ð 9 <text:tab/>0 1h :p,2Í °Ð/ °à=!°Ð "°Ð #Ð $Ð %° °Ð °Ð <text:line-break/>P<text:s text:c="2"/></text:span></text:p>
      <text:p text:style-name="P74"><text:span text:style-name="T143">Ð 5 <text:tab/>0 1h :p,2Í °Ð/ °à=!°Ð "°Ð #Ð $Ð %° °Ð °Ð<text:s text:c="2"/></text:span></text:p>
      <text:p text:style-name="P75"><text:span text:style-name="T143">Ð 9 <text:tab/>0 1h :p,2Í °Ð/ °à=!°Ð "°Ð #Ð $Ð %° °Ð °Ð <text:line-break/>P<text:s text:c="2"/></text:span></text:p>
      <text:p text:style-name="P76"><text:span text:style-name="T143">Ð 5 <text:tab/>0 1h :p,2Í °Ð/ °à=!°Ð "°Ð #Ð $Ð %° °Ð °Ð<text:s text:c="2"/></text:span></text:p>
      <text:p text:style-name="P77"><text:span text:style-name="T143">Ð 9 <text:tab/>0 1h :p,2Í °Ð/ °à=!°Ð "°Ð #Ð $Ð %° °Ð °Ð <text:line-break/>P<text:s text:c="2"/></text:span></text:p>
      <text:p text:style-name="P78"><text:span text:style-name="T143">Ð 5 <text:tab/>0 1h :p,2Í °Ð/ °à=!°Ð "°Ð #Ð $Ð %° °Ð °Ð<text:s text:c="2"/></text:span></text:p>
      <text:p text:style-name="P79"><text:span text:style-name="T143">Ð 9 <text:tab/>0 1h :p,2Í °Ð/ °à=!°Ð "°Ð #Ð $Ð %° °Ð °Ð <text:line-break/>P<text:s text:c="2"/></text:span></text:p>
      <text:p text:style-name="P80"><text:span text:style-name="T143">Ð 5 <text:tab/>0 1h :p,2Í °Ð/ °à=!°Ð "°Ð #Ð $Ð %° °Ð °Ð<text:s text:c="2"/></text:span></text:p>
      <text:p text:style-name="P81"><text:span text:style-name="T143">Ð 9 <text:tab/>0 1h :p,2Í °Ð/ °à=!°Ð "°Ð #Ð $Ð %° °Ð °Ð <text:line-break/>P<text:s text:c="2"/></text:span></text:p>
      <text:p text:style-name="P82"><text:span text:style-name="T143">Ð 5 <text:tab/>0 1h :p,2Í °Ð/ °à=!°Ð "°Ð #Ð $Ð %° °Ð °Ð<text:s text:c="2"/></text:span></text:p>
      <text:p text:style-name="P83"><text:span text:style-name="T143">Ð 9 <text:tab/>0 1h :p,2Í °Ð/ °à=!°Ð "°Ð #Ð $Ð %° °Ð °Ð <text:line-break/>P<text:s text:c="2"/></text:span></text:p>
      <text:p text:style-name="P84"><text:span text:style-name="T143">Ð 5 <text:tab/>0 1h :p,2Í °Ð/ °à=!°Ð "°Ð #Ð $Ð %° °Ð °Ð<text:s text:c="2"/></text:span></text:p>
      <text:p text:style-name="P85"><text:span text:style-name="T143">Ð 9 <text:tab/>0 1h :p,2Í °Ð/ °à=!°Ð "°Ð #Ð $Ð %° °Ð °Ð <text:line-break/>P<text:s text:c="2"/></text:span></text:p>
      <text:p text:style-name="P86"><text:span text:style-name="T143">Ð 5 <text:tab/>0 1h :p,2Í °Ð/ °à=!°Ð "°Ð #Ð $Ð %° °Ð °Ð<text:s text:c="2"/></text:span></text:p>
      <text:p text:style-name="P87"><text:span text:style-name="T143">Ð 9 <text:tab/>0 1h :p,2Í °Ð/ °à=!°Ð "°Ð #Ð $Ð %° °Ð °Ð <text:line-break/>P<text:s text:c="2"/></text:span></text:p>
      <text:p text:style-name="P88"><text:span text:style-name="T143">Ð 5 <text:tab/>0 1h :p,2Í °Ð/ °à=!°Ð "°Ð #Ð $Ð %° °Ð °Ð<text:s text:c="2"/></text:span></text:p>
      <text:p text:style-name="P89"><text:span text:style-name="T143">Ð 9 <text:tab/>0 1h :p,2Í °Ð/ °à=!°Ð "°Ð #Ð $Ð %° °Ð °Ð <text:line-break/>P<text:s text:c="2"/></text:span></text:p>
      <text:p text:style-name="P90"><text:span text:style-name="T143">Ð 5 <text:tab/>0 1h :p,2Í °Ð/ °à=!°Ð "°Ð #Ð $Ð %° °Ð °Ð<text:s text:c="2"/></text:span></text:p>
      <text:p text:style-name="P90"><text:span text:style-name="T143">Ð 5 <text:tab/>0 1h :p¼dD °Ð/ °à=!°Ð "°Ð #Ð $Ð %° °Ð °Ð<text:s text:c="2"/></text:span></text:p>
      <text:p text:style-name="P90"><text:span text:style-name="T143">Ð 5 <text:tab/>0 1h :p¼dD °Ð/ °à=!°Ð "°Ð #Ð $Ð %° °Ð °Ð<text:s text:c="2"/></text:span></text:p>
      <text:p text:style-name="P90"><text:span text:style-name="T143">Ð 5 <text:tab/>0 1h :p,2Í °Ð/ °à=!°Ð "°Ð #Ð $Ð %° °Ð °Ð<text:s text:c="2"/></text:span></text:p>
      <text:p text:style-name="P91"><text:span text:style-name="T143">Ð 9 <text:tab/>0 1h :p,2Í °Ð/ °à=!°Ð "°Ð #Ð $Ð %° °Ð °Ð <text:line-break/>P<text:s text:c="2"/></text:span></text:p>
      <text:p text:style-name="P92"><text:span text:style-name="T143">Ð 5 <text:tab/>0 1h :p,2Í °Ð/ °à=!°Ð "°Ð #Ð $Ð %° °Ð °Ð<text:s text:c="2"/></text:span></text:p>
      <text:p text:style-name="P93"><text:span text:style-name="T143">Ð 9 <text:tab/>0 1h :p,2Í °Ð/ °à=!°Ð "°Ð #Ð $Ð %° °Ð °Ð <text:line-break/>P<text:s text:c="2"/></text:span></text:p>
      <text:p text:style-name="P95"><text:span text:style-name="T143">Ð 9 <text:tab/>0 1h :p,2Í °Ð/ °à=!°Ð "°Ð #Ð $Ð %° °Ð °Ð <text:line-break/>P<text:s text:c="2"/></text:span></text:p>
      <text:p text:style-name="P96"><text:span text:style-name="T143">Ð þ s<text:s text:c="5"/></text:span></text:p>
      <text:p text:style-name="P96"><text:span text:style-name="T143"><text:s text:c="2"/>˜ ž ž ž ž ž ž ž ž 6 6 6 6 6 6 6 6 6 v v v v v v v v v 6 6 6 6 6 6 &gt; 6 6 6 6 6 6 6 6 6 6 6 6 6 6 6 6 6 6 6 6 6 6 6 6 6 6 6 ¨ 6 6 6 6 6 6 6 6 6 6 ¸ 6 6 6 6 6 6 6 6 6 6 6 6 h H 6 6 6 6 6 6 6 6 6 6 6 6 6 6 6 6 6 6 6 6 6 6 6 6 6 6 6 6 6 6 6 6 6 6 6 6 6 6 6 6 6 6 6 6 6 6 6 6 6 6 6 6 6 6 6 6 6 6 6 6 6 6 6 6 6 ° 6 2 À Ð à ð<text:s text:c="4"/>0 @ P ` p €  À Ð à ð 2 ( Ø è<text:s text:c="4"/>0 @ P ` p €  À Ð à ð<text:s text:c="4"/>0 @ P ` p €  À Ð à ð<text:s text:c="4"/>0 @ P ` p €  À Ð à ð<text:s text:c="4"/>0 @ P ` p €  À Ð à ð<text:s text:c="4"/>0 @ P ` p €  À Ð à ð<text:s text:c="4"/>0 @ P ` p €  8 X ø<text:s text:c="2"/></text:span></text:p>
      <text:p text:style-name="P96"><text:span text:style-name="T143"><text:s text:c="2"/>V ~    ° À Ð € à ð<text:s text:c="4"/>0 @ à ð<text:s text:c="4"/>0 @ à ð<text:s text:c="4"/>0 @ à ð<text:s text:c="4"/>0 @ à ð<text:s text:c="4"/>0 @ à ð<text:s text:c="4"/>0 @ à ð<text:s text:c="4"/>0 @ à ð<text:s text:c="4"/>0 @ à ð<text:s text:c="4"/>0 @ à ð<text:s text:c="4"/>0 @ à ð<text:s text:c="4"/>0 @ à ð<text:s text:c="4"/>0 @ à ð<text:s text:c="4"/>0 @ à ð<text:s text:c="4"/>0 @ _H mH<text:tab/> nH<text:tab/> sH<text:tab/> tH<text:tab/> @ `ñÿ @<text:s text:c="2"/></text:span></text:p>
      <text:p text:style-name="P96"><text:span text:style-name="T143"><text:s text:c="2"/>N o r m a l CJ _H aJ mH<text:tab/> sH<text:tab/> tH<text:tab/> D A òÿ¡ D<text:s text:c="2"/></text:span></text:p>
      <text:p text:style-name="P96"><text:span text:style-name="T143"><text:s text:c="2"/>D e f a u l t<text:s text:c="3"/>P a r a g r a p h<text:s text:c="3"/>F o n t Z i óÿ³ Z<text:s text:c="2"/></text:span></text:p>
      <text:p text:style-name="P96"><text:span text:style-name="T143"><text:s text:c="3"/></text:span></text:p>
      <text:p text:style-name="P97"><text:span text:style-name="T143"><text:s/>T a b l e<text:s text:c="3"/>N o r m a l<text:s text:c="4"/>:V<text:line-break/> ö 4Ö </text:span></text:p>
      <text:p text:style-name="P99"><text:span text:style-name="T143"><text:s/>l 4Ö aö <text:line-break/> _H ( k ôÿÁ (<text:s text:c="4"/>N o<text:s text:c="3"/>L i s t<text:s text:c="2"/></text:span></text:p>
      <text:p text:style-name="P100"><text:span text:style-name="T143"><text:s text:c="2"/>B ' òÿñ B<text:s text:c="2"/></text:span></text:p>
      <text:p text:style-name="P100"><text:span text:style-name="T143"><text:s text:c="2"/>C o m m e n t<text:s text:c="3"/>R e f e r e n c e<text:s text:c="2"/></text:span></text:p>
      <text:p text:style-name="P100"><text:span text:style-name="T143"><text:s/>CJ aJ &lt; &lt;<text:s text:c="2"/></text:span></text:p>
      <text:p text:style-name="P100"><text:span text:style-name="T143"><text:s text:c="3"/></text:span></text:p>
      <text:p text:style-name="P100"><text:span text:style-name="T143"><text:s/>C o m m e n t<text:s text:c="3"/>T e x t<text:s text:c="2"/></text:span></text:p>
      <text:p text:style-name="P100"><text:span text:style-name="T143"><text:s/>CJ aJ D ™ D<text:s text:c="2"/></text:span></text:p>
      <text:p text:style-name="P100"><text:span text:style-name="T143"><text:s text:c="2"/>» ð<text:s text:c="2"/></text:span></text:p>
      <text:p text:style-name="P100"><text:span text:style-name="T143"><text:s/>B a l l o o n<text:s text:c="3"/>T e x t CJ OJ QJ aJ 4 " 4<text:s text:c="2"/></text:span></text:p>
      <text:p text:style-name="P100"><text:span text:style-name="T143"><text:s text:c="2"/>» ð H e a d e r </text:span></text:p>
      <text:p text:style-name="P100"><text:span text:style-name="T143"><text:s text:c="2"/></text:span></text:p>
      <text:p text:style-name="P100"><text:span text:style-name="T143">Æ </text:span></text:p>
      <text:p text:style-name="P100"><text:span text:style-name="T143"><text:s text:c="2"/>à À! 4<text:s text:c="3"/>2 4<text:s text:c="2"/></text:span></text:p>
      <text:p text:style-name="P100"><text:span text:style-name="T143"><text:s text:c="2"/>» ð F o o t e r </text:span></text:p>
      <text:p text:style-name="P100"><text:span text:style-name="T143"><text:s text:c="2"/></text:span></text:p>
      <text:p text:style-name="P100"><text:span text:style-name="T143">Æ </text:span></text:p>
      <text:p text:style-name="P100"><text:span text:style-name="T143"><text:s text:c="2"/>à À! PK<text:s text:c="2"/></text:span></text:p>
      <text:p text:style-name="P100"><text:span text:style-name="T143"><text:s text:c="2"/>! éÞ ¿ÿ [Content_Types].xml¬‘ËNÃ0 E÷Hüƒå-Jœ²@ </text:span></text:p>
      <text:p text:style-name="P100"><text:span text:style-name="T143">%é‚ÇŽÇ¢|ÀÈ™$ ÉØ²§Uû÷LÒTB¨ l,Ù3÷ž;ãr½<text:s text:c="2"/>µÃ˜œ§J¯òB+$ë G]¥ß7OÙ­V‰ &lt;a¥ ˜ôº¾¼(7‡€I‰šR¥{æpgL²=Žr ¤Òú8 Ë5v&amp;€ý€ ÍuQÜ ë‰‘8ãÉC×å ¶° X=îåù˜$â´º?6N¬JC </text:span></text:p>
      <text:p text:style-name="P101"><text:span text:style-name="T143">ƒ³À’Ôì¨ùFÉ B.Ê¹'õ.¤+‰¡ÍYÂTù °è^e5Ñ5¨Þ ò<text:line-break/>Œ Ã° </text:span></text:p>
      <text:p text:style-name="P102"><text:span text:style-name="T143">‰_Ïg -æ¿;ž‰ìÛÖYl¼ÝŽ²Ž|6^ÌNÁÿ `õ?è ÓÌ[ ÿÿ PK<text:s text:c="2"/></text:span></text:p>
      <text:p text:style-name="P103"><text:span text:style-name="T143"><text:s text:c="2"/>! ¥Ö§çÀ 6 <text:line-break/> _rels/.rels„ÏjÃ0 </text:span></text:p>
      <text:p text:style-name="P104"><text:span text:style-name="T143">‡ï…½ƒÑ}QÒÃ %v/¥C/£} á(h" Û ëÛOÇ </text:span></text:p>
      <text:p text:style-name="P104"><text:span text:style-name="T143">» </text:span></text:p>
      <text:p text:style-name="P104"><text:span text:style-name="T143">„¤ï÷©=þ®‹ùá”ç šª ÃâC?Ëháv=¿‚É…¤§% </text:span></text:p>
      <text:p text:style-name="P104"><text:span text:style-name="T143">[xp†£{Ûµ_¼PÑ£&lt;Í1 ¥H¶0• ˆÙO¼R®BdÑÉ ÒJEÛ4b$§‘q_× ˜ž à6LÓõ R×7`®¨Éÿ³Ã0ÌžOÁ¯,åE n7”Liäb¡¨/ãS½¨eªÔ Ðµ¸ùÖý ÿÿ PK<text:s text:c="2"/></text:span></text:p>
      <text:p text:style-name="P104"><text:span text:style-name="T143"><text:s text:c="2"/>! ky– ƒ Š theme/theme/themeManager.xml </text:span></text:p>
      <text:p text:style-name="P104"><text:span text:style-name="T143">ÌM</text:span></text:p>
      <text:p text:style-name="P104"><text:span text:style-name="T143">Ã @á}¡wÙ7c»(Eb²Ë®»ö Cœ AÇ ÒŸÛ×åãƒ7Îß Õ›K</text:span></text:p>
      <text:p text:style-name="P104"><text:span text:style-name="T143">Y,œ </text:span></text:p>
      <text:p text:style-name="P104"><text:span text:style-name="T143">ŠeÍ.ˆ·ð|,§ ¨ÚH Å,láÇ æéx É´ ßIÈsQ}#Õ…­µÝ Öµ+Õ!ï,Ý^¹$j=‹GWèÓ÷)âEë+&amp;</text:span></text:p>
      <text:p text:style-name="P104"><text:span text:style-name="T143"><text:s/>8ý ÿÿ PK<text:s text:c="2"/></text:span></text:p>
      <text:p text:style-name="P104"><text:span text:style-name="T143"><text:s text:c="2"/>! ªR%ßÆ ‹ theme/theme/theme1.xmlìY]‹ÛF }/ô? </text:span></text:p>
      <text:p text:style-name="P104"><text:span text:style-name="T143">½;þ’ü±Ä lÙÎ¶ÙMBì¤äql­ÉŽ4F3Þ<text:tab/>’&lt; </text:span></text:p>
      <text:p text:style-name="P104"><text:span text:style-name="T143">¥iéC }ëCi H /é¯Ù6¥M!¡wF¶&lt;c»›%…¥d</text:span></text:p>
      <text:p text:style-name="P104"><text:span text:style-name="T143">‹4:÷Î™{¯Î I—¯Ü¨s„ NXÜp‹—</text:span></text:p>
      <text:p text:style-name="P104"><text:span text:style-name="T143">®ƒã! ‘xÒpo÷»¹šëpâ ¢,Æ</text:span></text:p>
      <text:p text:style-name="P104"><text:span text:style-name="T143">wŽ¹{e÷Ã .£ â </text:span></text:p>
      <text:p text:style-name="P104"><text:span text:style-name="T143">;` ó ÔpC!¦;ù&lt; Â0â—Ø ÇpmÌ’ </text:span></text:p>
      <text:p text:style-name="P105"><text:span text:style-name="T143"><text:tab/>8M&amp;ùQ‚ŽÁoDó¥B¡’ ‰]'F ¸½1 “!vúÒ¥»»tÞ¡p <text:line-break/>. †4éI×Ø°PØÑaQ"øœ 4qŽ m¸0Ïˆ ÷ñ}á: q nAý¹ùÝËy´³0¢b‹­f×U<text:line-break/>»…Áè°¤æL&amp;ƒlRÏó½J3ó¯ Tlâ:ÕN¥SÉü) a¥) Ý§ßª·Úþ «ÒC‹ïvµ]. xÍyƒsÓ—? ¯@©o ßí E ¯@)ÞßÀ{^µ x ^R|e _-4Û^ÕÀ+PHI|¸.ø•r°\m 3ºg…×}¯[--œ¯PP</text:span></text:p>
      <text:p text:style-name="P106"><text:span text:style-name="T143">YuÉ)Æ, Ûj-B÷XÒ € R$Hìˆù Ñ ª8@” </text:span></text:p>
      <text:p text:style-name="P106"><text:span text:style-name="T143"><text:s/>âì“I </text:span></text:p>
      <text:p text:style-name="P107"><text:span text:style-name="T143">…7E1ã0\( º…2ü—?O ©ˆ  Œ4kÉ<text:line-break/>˜ð!ÉÇáÃ„LEÃý ¼º äÍË ß¼|îœ&lt;zqòè—“ÇO ýœ:2¬öP&lt;Ñ­^ÿÅßO?uþzþÝë'_Ùñ\ÇÿþÓg¿ýú¥<text:s text:c="2"/></text:span></text:p>
      <text:p text:style-name="P109"><text:span text:style-name="T143">+]…àÕ×ÏþxñìÕ7ŸÿùÃ <text:line-break/>¼™  ï“ </text:span></text:p>
      <text:p text:style-name="P110"><text:span text:style-name="T143">sç:&gt;vn± </text:span></text:p>
      <text:p text:style-name="P110"><text:span text:style-name="T143"><text:s/>¦B`2Çƒäí,ú!"ºE3žp #9‹ÅG„ úú QdÁµ° Á;<text:tab/>HŒ</text:span></text:p>
      <text:p text:style-name="P111"><text:span text:style-name="T143">xuvÏ Ü<text:line-break/>“™ ×ÂÈ 0F[,±FášœK<text:line-break/>s Oì“'3 w<text:line-break/>¡#ÛÜ ŠüvfSÐVbs „Ø y“¢X <text:tab/>Ž±pä5vˆ±euw<text:tab/>1âz@†<text:tab/>ãl,œ»Äi!b</text:span></text:p>
      <text:p text:style-name="P112"><text:span text:style-name="T143">IŸ </text:span></text:p>
      <text:p text:style-name="P112"><text:span text:style-name="T143">ŒjZ í‘ </text:span></text:p>
      <text:p text:style-name="P112"><text:span text:style-name="T143">ò2· „| ±9¸ã´ µ­ºL$Ü ˆZÈ÷15Âx Í Šl.û(¢zÀ÷‘ </text:span></text:p>
      <text:p text:style-name="P112"><text:span text:style-name="T143">m${ód¨ã:\@¦'˜2§3ÂœÛln$°^-é×@^ìi? óÈD&amp;‚ Ú|î#Ætd› !Š¦6lÄ¡Žýˆ B‰"ç&amp; 6ø 3ï y y@ñÖtß!ØH÷éjp ”U§´* ye–Xry 3£~{s:FXI</text:span></text:p>
      <text:p text:style-name="P112"><text:span text:style-name="T143"><text:s/></text:span></text:p>
      <text:p text:style-name="P112"><text:span text:style-name="T143">¿¡ç ‰O ÷5Y÷ÿ[Y !}õíSËª.ª 7 b½£öÖd| n]¼ –ŒÈÅ×î6šÅ71Ü.›</text:span></text:p>
      <text:p text:style-name="P112"><text:span text:style-name="T143">ì½t¿—n÷/ÝÛîçw/Ø+ ù–[Åt«®6îÑÖ}û˜PÚ sŠ÷¹ÚºsèL£. </text:span></text:p>
      <text:p text:style-name="P112"><text:span text:style-name="T143">J;õÌŠ³ç¸i </text:span></text:p>
      <text:p text:style-name="P112"><text:span text:style-name="T143">‡òN†<text:tab/> </text:span></text:p>
      <text:p text:style-name="P113"><text:span text:style-name="T143">Ü$AÊÆI˜ø„ˆ° ¢)ìï‹®t2á<text:line-break/>× îL ‡m¿ ¶ú–x:‹ Ø(}\- å£i* ‰ÕxÁÏÆáQC¤èJuõ </text:span></text:p>
      <text:p text:style-name="P114"><text:span text:style-name="T143">–¹Wl'êQyI@Ú¾</text:span></text:p>
      <text:p text:style-name="P115"><text:span text:style-name="T143"><text:tab/>m2“DÙB¢º ”AR æ 4<text:line-break/><text:tab/>µ²wÂ¢naQ“î—©Ú` Ô²¬ÀÖÉ</text:span></text:p>
      <text:p text:style-name="P116"><text:span text:style-name="T143">WÃõ=0 #x¢B džÒT/³«’ù.3½-˜F À&gt;bY «L×%×­Ë“«KKí </text:span></text:p>
      <text:p text:style-name="P116"><text:span text:style-name="T143">™6Hhåf’P‘Q=Œ‡h„ Õ)GÏBãms]_¥Ô 'C¡æƒÒZÑ¨ÖþÅys</text:span></text:p>
      <text:p text:style-name="P116"><text:span text:style-name="T143">vëÚ@c])hì 7ÜJÙ‡’ ¢iÃ Ãc? FS¨ .·¼ˆNàÝÙP$é</text:span></text:p>
      <text:p text:style-name="P117"><text:span text:style-name="T143"> e™&amp;\´ Ó€+ÑIÕ " ' %QÃ•ËÏÒ@c¥!Š[± ‚paÉÕAV. 9Hº™d&lt; ã¡ÐÓ®ÈH§§ ð©VX¯*óóƒ¥%›Aº{áèØ ÐYr<text:line-break/>A‰ùÕ¢ </text:span></text:p>
      <text:p text:style-name="P118"><text:span text:style-name="T143">àˆpxûSL£9"ð:3 ²Uý­5¦…ìêï U</text:span></text:p>
      <text:p text:style-name="P118"><text:span text:style-name="T143">¥ãˆNC´è(º˜§p%å u–Å@;[¬ ª…dÑ </text:span></text:p>
      <text:p text:style-name="P118"><text:span text:style-name="T143"><text:s text:c="2"/>Ù`õ  Ý4ë )‡­]÷t# 9M4W=ÓP Ù5í*fÌ°l k±&lt;_“×X-C </text:span></text:p>
      <text:p text:style-name="P118"><text:span text:style-name="T143">š¦wøTº×%·¾Ôºµ}BÖ% àYü,]÷ </text:span></text:p>
      <text:p text:style-name="P118"><text:span text:style-name="T144"/></text:p>
      <text:p text:style-name="P119"><text:span text:style-name="T145">A£¶šÌ &amp; oÊ°ÔìÅ¨Ù;–<text:line-break/>&lt;…ÚYš„¦ú•¥Ûµ¸e=Â:<text:s text:c="2"/></text:span></text:p>
      <text:p text:style-name="P120"><text:span text:style-name="T145">ž«óƒÝzÕÂÐx¹¯T‘Vß=ôO lp Ä£</text:span></text:p>
      <text:p text:style-name="P120"><text:span text:style-name="T145">/gTp•Jøð Ø õÔž$•</text:span></text:p>
      <text:p text:style-name="P120"><text:span text:style-name="T145">¸Eî‹Å­ GÎ,!</text:span></text:p>
      <text:p text:style-name="P121"><text:span text:style-name="T145">÷AÁozAÉ r…šßÉye¯«ùÍr®éûåbÇ/ Ú­ÒCh,"ŒŠ~úÍ¥<text:line-break/>¯¢è|ñåEo|}‰–oÛ.</text:span></text:p>
      <text:p text:style-name="P122"><text:span text:style-name="T145">Y”gêëJ^ W__Š¥í__ ¢ó RêÖËõV%W/7»9¯ÝªåêA¥•kW‚j»Û üZ½ûÐuŽ Øk– ¯Ò©å*Å Èy•‚¤_«çª^©ÔôªÍZÇk&gt;\lc`å©|,b áU¼vÿ ÿÿ PK<text:s text:c="2"/></text:span></text:p>
      <text:p text:style-name="P122"><text:span text:style-name="T145"><text:s text:c="2"/>! </text:span></text:p>
      <text:p text:style-name="P122"><text:span text:style-name="T145">ÑŸ¶ ' theme/theme/_rels/themeManager.xml.rels„M</text:span></text:p>
      <text:p text:style-name="P122"><text:span text:style-name="T145">Â0 „÷‚w </text:span></text:p>
      <text:p text:style-name="P122"><text:span text:style-name="T145">ooÓº ‘&amp;ÝˆÐ­Ô „ä5</text:span></text:p>
      <text:p text:style-name="P122"><text:span text:style-name="T145">6?$Qìí</text:span></text:p>
      <text:p text:style-name="P122"><text:span text:style-name="T145">®, </text:span></text:p>
      <text:p text:style-name="P122"><text:span text:style-name="T145">.‡a¾™i»—É c2Þ1hª<text:s text:c="2"/></text:span></text:p>
      <text:p text:style-name="P122"><text:span text:style-name="T145">:é•qšÁm¸ìŽ@R N‰Ù;d°`‚Žo7í g‘K(M&amp;$R(.1˜r 'J“œÐŠTù€®8£Vä"£¦AÈ»ÐH÷u} ñ› |Å$½b {Õ –Pšÿ³ý8 ‰g/ ]þQAsÙ… (¢ÆÌà#›ªL Ê[ººÄß ÿÿ PK -<text:s text:c="2"/></text:span></text:p>
      <text:p text:style-name="P122"><text:span text:style-name="T145"><text:s text:c="2"/>! éÞ ¿ÿ [Content_Types].xmlPK -<text:s text:c="2"/></text:span></text:p>
      <text:p text:style-name="P123"><text:span text:style-name="T145"><text:s text:c="2"/>! ¥Ö§çÀ 6 <text:line-break/> 0 _rels/.relsPK -<text:s text:c="2"/></text:span></text:p>
      <text:p text:style-name="P124"><text:span text:style-name="T145"><text:s text:c="2"/>! ky– ƒ Š theme/theme/themeManager.xmlPK -<text:s text:c="2"/></text:span></text:p>
      <text:p text:style-name="P124"><text:span text:style-name="T145"><text:s text:c="2"/>! ªR%ßÆ ‹ Ö theme/theme/theme1.xmlPK -<text:s text:c="2"/></text:span></text:p>
      <text:p text:style-name="P124"><text:span text:style-name="T145"><text:s text:c="2"/>! </text:span></text:p>
      <text:p text:style-name="P124"><text:span text:style-name="T145">ÑŸ¶ ' Ð<text:tab/> theme/theme/_rels/themeManager.xml.relsPK ] Ë</text:span></text:p>
      <text:p text:style-name="P124"><text:span text:style-name="T145"><text:s text:c="2"/>&lt;?xml version="1.0" encoding="UTF-8" standalone="yes"?&gt;</text:span></text:p>
      <text:p text:style-name="P124"><text:span text:style-name="T145">&lt;a:clrMap xmlns:a="http://schemas.openxmlformats.org/drawingml/2006/main" bg1="lt1" tx1="dk1" bg2="lt2" tx2="dk2" accent1="accent1" accent2="accent2" accent3="accent3" accent4="accent4" accent5="accent5" accent6="accent6" hlink="hlink" folHlink="folHlink"/&gt; ( { Œ Ø é G ^ ¾ Õ ! g Ý ) [  Ü í 7 D  œ ù<text:s text:c="2"/></text:span></text:p>
      <text:p text:style-name="P124"><text:span text:style-name="T145"><text:s text:c="2"/>n </text:span></text:p>
      <text:p text:style-name="P124"><text:span text:style-name="T145"><text:s text:c="2"/>„ </text:span></text:p>
      <text:p text:style-name="P124"><text:span text:style-name="T145"><text:s text:c="2"/>è </text:span></text:p>
      <text:p text:style-name="P124"><text:span text:style-name="T145"><text:s text:c="2"/>ý </text:span></text:p>
      <text:p text:style-name="P124"><text:span text:style-name="T145"><text:s text:c="2"/>ô<text:tab/> </text:span></text:p>
      <text:p text:style-name="P125"><text:span text:style-name="T145"><text:s text:c="2"/><text:line-break/> "<text:line-break/> æ<text:line-break/> - </text:span></text:p>
      <text:p text:style-name="P126"><text:span text:style-name="T145"><text:s text:c="2"/></text:span></text:p>
      <text:p text:style-name="P126"><text:span text:style-name="T145"><text:s text:c="2"/>F</text:span></text:p>
      <text:p text:style-name="P126"><text:span text:style-name="T145"><text:s text:c="2"/>H</text:span></text:p>
      <text:p text:style-name="P126"><text:span text:style-name="T145"><text:s text:c="2"/>ã</text:span></text:p>
      <text:p text:style-name="P126"><text:span text:style-name="T145"><text:s text:c="2"/>4  Î Ý 2 ÿÿÿÿ 42 ÿÿÿÿ o2 ÿÿÿÿ ¦2 ÿÿÿÿ á2 ÿÿÿÿ 3 ÿÿÿÿ S3 ÿÿÿÿ Š3 ÿÿÿÿ Å3 ÿÿÿÿ ü3 ÿÿÿÿ 74 ÿÿÿÿ n4 ÿÿÿÿ ©4 ÿÿÿÿ à4 ÿÿÿÿ 5 ÿÿÿÿ R5 ÿÿÿÿ 5 ÿÿÿÿ Ä5 ÿÿÿÿ ÿ5 ÿÿÿÿ 66 ÿÿÿÿ q6 ÿÿÿÿ ¨6 ÿÿÿÿ ã6 ÿÿÿÿ 7 ÿÿÿÿ U7 ÿÿÿÿ Œ7 ÿÿÿÿ Ç7 ÿÿÿÿ þ7 ÿÿÿÿ 98 ÿÿÿÿ p8 ÿÿÿÿ «8 ÿÿÿÿ â8 ÿÿÿÿ 9 ÿÿÿÿ T9 ÿÿÿÿ 9 ÿÿÿÿ Æ9 ÿÿÿÿ ý9 ÿÿÿÿ 4: ÿÿÿÿ k: ÿÿÿÿ ¦: ÿÿÿÿ Ý: ÿÿÿÿ ; ÿÿÿÿ <text:tab/><text:s text:c="2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3"/></text:span></text:p>
      <text:p text:style-name="P126"><text:span text:style-name="T145"><text:s text:c="2"/>ó Ý<text:s text:c="2"/></text:span></text:p>
      <text:p text:style-name="P126"><text:span text:style-name="T145"><text:s text:c="3"/></text:span></text:p>
      <text:p text:style-name="P126"><text:span text:style-name="T145"><text:s text:c="2"/>ÿ</text:span></text:p>
      <text:p text:style-name="P127"><text:span text:style-name="T145"><text:s text:c="2"/>Ä<text:line-break/> Æ </text:span></text:p>
      <text:p text:style-name="P128"><text:span text:style-name="T145"><text:s text:c="2"/> ’ Æ ö " ÿ ‹ Ý </text:span></text:p>
      <text:p text:style-name="P128"><text:span text:style-name="T145"><text:s text:c="2"/>ð8 ð @ ñ ÿÿ ÿ €€€ ÷ ð’<text:s text:c="2"/></text:span></text:p>
      <text:p text:style-name="P128"><text:span text:style-name="T145">ð </text:span></text:p>
      <text:p text:style-name="P128"><text:span text:style-name="T145"><text:s text:c="2"/>ð0 ð( <text:tab/>ð </text:span></text:p>
      <text:p text:style-name="P128"><text:span text:style-name="T145">ð </text:span></text:p>
      <text:p text:style-name="P128"><text:span text:style-name="T145"><text:s text:c="2"/>ðB </text:span></text:p>
      <text:p text:style-name="P128"><text:span text:style-name="T145">ð </text:span></text:p>
      <text:p text:style-name="P129"><text:span text:style-name="T145"><text:s text:c="2"/>S <text:line-break/>ð ¿ Ë ÿ<text:s text:c="2"/></text:span></text:p>
      <text:p text:style-name="P130"><text:span text:style-name="T145"><text:s text:c="2"/><text:tab/> ? ð š š Ž  › œ ø ù<text:s text:c="2"/></text:span></text:p>
      <text:p text:style-name="P130"><text:span text:style-name="T145"><text:s text:c="3"/></text:span></text:p>
      <text:p text:style-name="P130"><text:span text:style-name="T145"><text:s text:c="2"/>m </text:span></text:p>
      <text:p text:style-name="P130"><text:span text:style-name="T145"><text:s text:c="2"/>n </text:span></text:p>
      <text:p text:style-name="P130"><text:span text:style-name="T145"><text:s text:c="2"/>ƒ </text:span></text:p>
      <text:p text:style-name="P130"><text:span text:style-name="T145"><text:s text:c="2"/>„ </text:span></text:p>
      <text:p text:style-name="P130"><text:span text:style-name="T145"><text:s text:c="2"/>ç </text:span></text:p>
      <text:p text:style-name="P130"><text:span text:style-name="T145"><text:s text:c="2"/>è </text:span></text:p>
      <text:p text:style-name="P130"><text:span text:style-name="T145"><text:s text:c="2"/>ü </text:span></text:p>
      <text:p text:style-name="P130"><text:span text:style-name="T145"><text:s text:c="2"/>ý </text:span></text:p>
      <text:p text:style-name="P130"><text:span text:style-name="T145"><text:s text:c="2"/>ð<text:tab/> ð<text:tab/> ñ<text:tab/> ñ<text:tab/> ò<text:tab/> ò<text:tab/> ó<text:tab/> ô<text:tab/> </text:span></text:p>
      <text:p text:style-name="P130"><text:span text:style-name="T145"><text:s text:c="2"/></text:span></text:p>
      <text:p text:style-name="P130"><text:span text:style-name="T145"><text:s text:c="2"/>ø</text:span></text:p>
      <text:p text:style-name="P130"><text:span text:style-name="T145"><text:s text:c="2"/>ø</text:span></text:p>
      <text:p text:style-name="P131"><text:span text:style-name="T145"><text:s text:c="2"/><text:line-break/> <text:line-break/> <text:line-break/> <text:line-break/> !<text:line-break/> "<text:line-break/> ©<text:line-break/> ª<text:line-break/> å<text:line-break/> æ<text:line-break/> , </text:span></text:p>
      <text:p text:style-name="P132"><text:span text:style-name="T145"><text:s text:c="2"/>- </text:span></text:p>
      <text:p text:style-name="P132"><text:span text:style-name="T145"><text:s text:c="2"/>½ </text:span></text:p>
      <text:p text:style-name="P132"><text:span text:style-name="T145"><text:s text:c="2"/>¾ </text:span></text:p>
      <text:p text:style-name="P132"><text:span text:style-name="T145"><text:s text:c="2"/>¿ </text:span></text:p>
      <text:p text:style-name="P132"><text:span text:style-name="T145"><text:s text:c="2"/>À </text:span></text:p>
      <text:p text:style-name="P132"><text:span text:style-name="T145"><text:s text:c="2"/>Á </text:span></text:p>
      <text:p text:style-name="P132"><text:span text:style-name="T145"><text:s text:c="2"/>Â </text:span></text:p>
      <text:p text:style-name="P132"><text:span text:style-name="T145"><text:s text:c="2"/>Ã </text:span></text:p>
      <text:p text:style-name="P132"><text:span text:style-name="T145"><text:s text:c="2"/>Ä </text:span></text:p>
      <text:p text:style-name="P132"><text:span text:style-name="T145"><text:s text:c="2"/>Å </text:span></text:p>
      <text:p text:style-name="P132"><text:span text:style-name="T145"><text:s text:c="2"/>Æ </text:span></text:p>
      <text:p text:style-name="P132"><text:span text:style-name="T145"><text:s text:c="2"/>ã </text:span></text:p>
      <text:p text:style-name="P132"><text:span text:style-name="T145"><text:s text:c="2"/>ã </text:span></text:p>
      <text:p text:style-name="P132"><text:span text:style-name="T145"><text:s text:c="2"/>ä </text:span></text:p>
      <text:p text:style-name="P132"><text:span text:style-name="T145"><text:s text:c="2"/>ä </text:span></text:p>
      <text:p text:style-name="P132"><text:span text:style-name="T145"><text:s text:c="2"/>ÿ </text:span></text:p>
      <text:p text:style-name="P132"><text:span text:style-name="T145"><text:s text:c="2"/></text:span></text:p>
      <text:p text:style-name="P132"><text:span text:style-name="T145"><text:s text:c="2"/></text:span></text:p>
      <text:p text:style-name="P132"><text:span text:style-name="T145"><text:s text:c="2"/>1</text:span></text:p>
      <text:p text:style-name="P132"><text:span text:style-name="T145"><text:s text:c="2"/>E</text:span></text:p>
      <text:p text:style-name="P132"><text:span text:style-name="T145"><text:s text:c="2"/>F</text:span></text:p>
      <text:p text:style-name="P132"><text:span text:style-name="T145"><text:s text:c="2"/>G</text:span></text:p>
      <text:p text:style-name="P132"><text:span text:style-name="T145"><text:s text:c="2"/>H</text:span></text:p>
      <text:p text:style-name="P132"><text:span text:style-name="T145"><text:s text:c="2"/>â</text:span></text:p>
      <text:p text:style-name="P132"><text:span text:style-name="T145"><text:s text:c="2"/>ã</text:span></text:p>
      <text:p text:style-name="P132"><text:span text:style-name="T145"><text:s text:c="2"/>3 4 œ  Ì Î Ï Ñ Ò Ô Õ × Ø Ú Þ<text:s text:c="14"/></text:span></text:p>
      <text:p text:style-name="P132"><text:span text:style-name="T145"><text:s text:c="2"/>B M ô £ ³ ' ` z { ‹ Ä × Ø è G ] ¾ Ô ! 7 U f Ý ( [  È Û Ü ì % 6 7 C | Ž  › Ó ø ù<text:s text:c="2"/></text:span></text:p>
      <text:p text:style-name="P132"><text:span text:style-name="T145"><text:s text:c="2"/>F </text:span></text:p>
      <text:p text:style-name="P132"><text:span text:style-name="T145"><text:s text:c="2"/>m </text:span></text:p>
      <text:p text:style-name="P132"><text:span text:style-name="T145"><text:s text:c="2"/>n </text:span></text:p>
      <text:p text:style-name="P132"><text:span text:style-name="T145"><text:s text:c="2"/>ƒ </text:span></text:p>
      <text:p text:style-name="P132"><text:span text:style-name="T145"><text:s text:c="2"/>è </text:span></text:p>
      <text:p text:style-name="P132"><text:span text:style-name="T145"><text:s text:c="2"/>ü </text:span></text:p>
      <text:p text:style-name="P132"><text:span text:style-name="T145"><text:s text:c="2"/>ð<text:tab/> </text:span></text:p>
      <text:p text:style-name="P132"><text:span text:style-name="T145"><text:s text:c="2"/>ö</text:span></text:p>
      <text:p text:style-name="P133"><text:span text:style-name="T145"><text:s text:c="2"/>!<text:line-break/> Š<text:line-break/> ¨<text:line-break/> æ<text:line-break/> , </text:span></text:p>
      <text:p text:style-name="P134"><text:span text:style-name="T145"><text:s text:c="2"/>» </text:span></text:p>
      <text:p text:style-name="P134"><text:span text:style-name="T145"><text:s text:c="2"/>È </text:span></text:p>
      <text:p text:style-name="P134"><text:span text:style-name="T145"><text:s text:c="2"/>â </text:span></text:p>
      <text:p text:style-name="P134"><text:span text:style-name="T145"><text:s text:c="2"/>ä </text:span></text:p>
      <text:p text:style-name="P134"><text:span text:style-name="T145"><text:s text:c="2"/></text:span></text:p>
      <text:p text:style-name="P134"><text:span text:style-name="T145"><text:s text:c="2"/>G</text:span></text:p>
      <text:p text:style-name="P134"><text:span text:style-name="T145"><text:s text:c="2"/>H</text:span></text:p>
      <text:p text:style-name="P134"><text:span text:style-name="T145"><text:s text:c="2"/>~</text:span></text:p>
      <text:p text:style-name="P134"><text:span text:style-name="T145"><text:s text:c="2"/>ã</text:span></text:p>
      <text:p text:style-name="P134"><text:span text:style-name="T145"><text:s text:c="2"/>÷</text:span></text:p>
      <text:p text:style-name="P134"><text:span text:style-name="T145"><text:s text:c="2"/>3 ‹ œ  Î Ï Ñ Ò Ô Õ × Ø Ú Þ<text:s text:c="129"/></text:span></text:p>
      <text:p text:style-name="P134"><text:span text:style-name="T145"><text:s/> &amp;m ò |¨ÿ ÿ ÿ ÿ ÿ ÿ ÿ ÿ ÿ ƒ à (ÂRÿ ÿ ÿ ÿ ÿ ÿ ÿ ÿ ÿ sØ)(ÂRÿ ÿ ÿ ÿ ÿ ÿ ÿ ÿ ÿ o[:ö&gt;&lt;Ûÿ ÿ ÿ ÿ ÿ ÿ ÿ ÿ ÿ ]6</text:span></text:p>
      <text:p text:style-name="P134"><text:span text:style-name="T145">Jª°º´ÿ ÿ ÿ ÿ ÿ ÿ ÿ ÿ ÿ ]q„J|Zˆžÿ ÿ ÿ ÿ ÿ ÿ ÿ ÿ ÿ ªAäU&lt;™â£ÿ ÿ ÿ ÿ ÿ ÿ ÿ ÿ ÿ ·b~^x·&gt;”ÿ ÿ ÿ ÿ ÿ ÿ ÿ ÿ ÿ Õ$¿lX/¦Uÿ ÿ ÿ ÿ ÿ ÿ ÿ ÿ ÿ ® ‚o ì°tÿ ÿ ÿ ÿ ÿ ÿ ÿ ÿ ÿ h </text:span></text:p>
      <text:p text:style-name="P134"><text:span text:style-name="T145"><text:s text:c="2"/>„Ð „˜þ Æ Ð ^„Ð `„˜þo( ‡h ˆH . h </text:span></text:p>
      <text:p text:style-name="P134"><text:span text:style-name="T145"><text:s text:c="2"/>„Ð „˜þ Æ Ð ^„Ð `„˜þo( ‡h ˆH .  h „p </text:span></text:p>
      <text:p text:style-name="P134"><text:span text:style-name="T145"><text:s/>„˜þ Æ p </text:span></text:p>
      <text:p text:style-name="P134"><text:span text:style-name="T145"><text:s/>^„p </text:span></text:p>
      <text:p text:style-name="P135"><text:span text:style-name="T145">`„˜þOJ QJ o( ‡h ˆH §ð  h „@<text:line-break/> „˜þ Æ @<text:line-break/> ^„@<text:line-break/>`„˜þOJ QJ o( ‡h ˆH ·ð  h „ „˜þ Æ ^„ `„˜þOJ QJ ^J o( ‡h ˆH o  h „à „˜þ Æ à ^„à `„˜þOJ QJ o( ‡h ˆH §ð  h „° „˜þ Æ ° ^„° `„˜þOJ QJ o( ‡h ˆH ·ð  h „€ „˜þ Æ € ^„€ `„˜þOJ QJ ^J o( ‡h ˆH o  h „P „˜þ Æ P ^„P `„˜þOJ QJ o( ‡h ˆH §ð h </text:span></text:p>
      <text:p text:style-name="P136"><text:span text:style-name="T145"><text:s text:c="2"/>„8 „˜þ Æ 8 ^„8 `„˜þ‡h ˆH .  h </text:span></text:p>
      <text:p text:style-name="P136"><text:span text:style-name="T145"><text:s text:c="2"/>„ </text:span></text:p>
      <text:p text:style-name="P136"><text:span text:style-name="T145"><text:s text:c="2"/>„˜þ Æ<text:s text:c="2"/></text:span></text:p>
      <text:p text:style-name="P136"><text:span text:style-name="T145"><text:s text:c="2"/>^„ </text:span></text:p>
      <text:p text:style-name="P136"><text:span text:style-name="T145"><text:s/>`„˜þ‡h ˆH . ’ h </text:span></text:p>
      <text:p text:style-name="P136"><text:span text:style-name="T145"><text:s text:c="2"/>„Ø<text:tab/> „Lÿ Æ Ø<text:tab/> ^„Ø<text:tab/>`„Lÿ‡h ˆH .  h </text:span></text:p>
      <text:p text:style-name="P136"><text:span text:style-name="T145"><text:s text:c="2"/>„¨ </text:span></text:p>
      <text:p text:style-name="P136"><text:span text:style-name="T145"><text:s/>„˜þ Æ ¨ </text:span></text:p>
      <text:p text:style-name="P136"><text:span text:style-name="T145"><text:s/>^„¨ </text:span></text:p>
      <text:p text:style-name="P136"><text:span text:style-name="T145">`„˜þ‡h ˆH .  h </text:span></text:p>
      <text:p text:style-name="P136"><text:span text:style-name="T145"><text:s text:c="2"/>„x „˜þ Æ x ^„x `„˜þ‡h ˆH . ’ h </text:span></text:p>
      <text:p text:style-name="P136"><text:span text:style-name="T145"><text:s text:c="2"/>„H „Lÿ Æ H ^„H `„Lÿ‡h ˆH .  h </text:span></text:p>
      <text:p text:style-name="P136"><text:span text:style-name="T145"><text:s text:c="2"/>„ „˜þ Æ ^„ `„˜þ‡h ˆH .  h </text:span></text:p>
      <text:p text:style-name="P136"><text:span text:style-name="T145"><text:s text:c="2"/>„è „˜þ Æ è ^„è `„˜þ‡h ˆH<text:s text:c="4"/>. ’ h </text:span></text:p>
      <text:p text:style-name="P136"><text:span text:style-name="T145"><text:s text:c="2"/>„¸ „Lÿ Æ ¸ ^„¸ `„Lÿ‡h ˆH<text:s text:c="2"/></text:span></text:p>
      <text:p text:style-name="P136"><text:span text:style-name="T145"><text:s/>. h </text:span></text:p>
      <text:p text:style-name="P136"><text:span text:style-name="T145"><text:s text:c="2"/>„8 „˜þ Æ 8 ^„8 `„˜þ‡h ˆH . h </text:span></text:p>
      <text:p text:style-name="P136"><text:span text:style-name="T145"><text:s text:c="2"/>„ </text:span></text:p>
      <text:p text:style-name="P136"><text:span text:style-name="T145"><text:s text:c="2"/>„˜þ Æ<text:s text:c="2"/></text:span></text:p>
      <text:p text:style-name="P136"><text:span text:style-name="T145"><text:s text:c="2"/>^„ </text:span></text:p>
      <text:p text:style-name="P136"><text:span text:style-name="T145"><text:s/>`„˜þ‡h ˆH . h </text:span></text:p>
      <text:p text:style-name="P136"><text:span text:style-name="T145"><text:s text:c="2"/>„Ø<text:tab/> „Lÿ Æ Ø<text:tab/> ^„Ø<text:tab/>`„Lÿ‡h ˆH . h </text:span></text:p>
      <text:p text:style-name="P136"><text:span text:style-name="T145"><text:s text:c="2"/>„¨ </text:span></text:p>
      <text:p text:style-name="P136"><text:span text:style-name="T145"><text:s/>„˜þ Æ ¨ </text:span></text:p>
      <text:p text:style-name="P136"><text:span text:style-name="T145"><text:s/>^„¨ </text:span></text:p>
      <text:p text:style-name="P136"><text:span text:style-name="T145">`„˜þ‡h ˆH . h </text:span></text:p>
      <text:p text:style-name="P136"><text:span text:style-name="T145"><text:s text:c="2"/>„x „˜þ Æ x ^„x `„˜þ‡h ˆH . h </text:span></text:p>
      <text:p text:style-name="P136"><text:span text:style-name="T145"><text:s text:c="2"/>„H „Lÿ Æ H ^„H `„Lÿ‡h ˆH . h </text:span></text:p>
      <text:p text:style-name="P136"><text:span text:style-name="T145"><text:s text:c="2"/>„ „˜þ Æ ^„ `„˜þ‡h ˆH . h </text:span></text:p>
      <text:p text:style-name="P136"><text:span text:style-name="T145"><text:s text:c="2"/>„è „˜þ Æ è ^„è `„˜þ‡h ˆH<text:s text:c="4"/>. h </text:span></text:p>
      <text:p text:style-name="P136"><text:span text:style-name="T145"><text:s text:c="2"/>„¸ „Lÿ Æ ¸ ^„¸ `„Lÿ‡h ˆH<text:s text:c="2"/></text:span></text:p>
      <text:p text:style-name="P136"><text:span text:style-name="T145"><text:s/>. h </text:span></text:p>
      <text:p text:style-name="P136"><text:span text:style-name="T145"><text:s text:c="2"/>„  „˜þ Æ   ^„  `„˜þ‡h ˆH .  h </text:span></text:p>
      <text:p text:style-name="P136"><text:span text:style-name="T145"><text:s text:c="2"/>„p </text:span></text:p>
      <text:p text:style-name="P136"><text:span text:style-name="T145"><text:s/>„˜þ Æ p </text:span></text:p>
      <text:p text:style-name="P136"><text:span text:style-name="T145"><text:s/>^„p </text:span></text:p>
      <text:p text:style-name="P136"><text:span text:style-name="T145">`„˜þ‡h ˆH . ’ h </text:span></text:p>
      <text:p text:style-name="P137"><text:span text:style-name="T145"><text:s text:c="2"/>„@<text:line-break/> „Lÿ Æ @<text:line-break/> ^„@<text:line-break/>`„Lÿ‡h ˆH .  h </text:span></text:p>
      <text:p text:style-name="P138"><text:span text:style-name="T145"><text:s text:c="2"/>„ „˜þ Æ ^„ `„˜þ‡h ˆH .  h </text:span></text:p>
      <text:p text:style-name="P138"><text:span text:style-name="T145"><text:s text:c="2"/>„à „˜þ Æ à ^„à `„˜þ‡h ˆH . ’ h </text:span></text:p>
      <text:p text:style-name="P138"><text:span text:style-name="T145"><text:s text:c="2"/>„° „Lÿ Æ ° ^„° `„Lÿ‡h ˆH .  h </text:span></text:p>
      <text:p text:style-name="P138"><text:span text:style-name="T145"><text:s text:c="2"/>„€ „˜þ Æ € ^„€ `„˜þ‡h ˆH .  h </text:span></text:p>
      <text:p text:style-name="P138"><text:span text:style-name="T145"><text:s text:c="2"/>„P „˜þ Æ P ^„P `„˜þ‡h ˆH<text:s text:c="4"/>. ’ h </text:span></text:p>
      <text:p text:style-name="P138"><text:span text:style-name="T145"><text:s text:c="2"/>„ „Lÿ Æ<text:s text:c="4"/>^„ `„Lÿ‡h ˆH<text:s text:c="2"/></text:span></text:p>
      <text:p text:style-name="P138"><text:span text:style-name="T145"><text:s/>. h </text:span></text:p>
      <text:p text:style-name="P138"><text:span text:style-name="T145"><text:s text:c="2"/>„Ð „˜þ Æ Ð ^„Ð `„˜þ‡h ˆH .  h </text:span></text:p>
      <text:p text:style-name="P138"><text:span text:style-name="T145"><text:s text:c="2"/>„  „˜þ Æ   ^„  `„˜þ‡h ˆH . ’ h </text:span></text:p>
      <text:p text:style-name="P138"><text:span text:style-name="T145"><text:s text:c="2"/>„p </text:span></text:p>
      <text:p text:style-name="P138"><text:span text:style-name="T145"><text:s/>„Lÿ Æ p </text:span></text:p>
      <text:p text:style-name="P138"><text:span text:style-name="T145"><text:s/>^„p </text:span></text:p>
      <text:p text:style-name="P138"><text:span text:style-name="T145">`„Lÿ‡h ˆH .  h </text:span></text:p>
      <text:p text:style-name="P139"><text:span text:style-name="T145"><text:s text:c="2"/>„@<text:line-break/> „˜þ Æ @<text:line-break/> ^„@<text:line-break/>`„˜þ‡h ˆH .  h </text:span></text:p>
      <text:p text:style-name="P140"><text:span text:style-name="T145"><text:s text:c="2"/>„ „˜þ Æ ^„ `„˜þ‡h ˆH . ’ h </text:span></text:p>
      <text:p text:style-name="P140"><text:span text:style-name="T145"><text:s text:c="2"/>„à „Lÿ Æ à ^„à `„Lÿ‡h ˆH .  h </text:span></text:p>
      <text:p text:style-name="P140"><text:span text:style-name="T145"><text:s text:c="2"/>„° „˜þ Æ ° ^„° `„˜þ‡h ˆH .  h </text:span></text:p>
      <text:p text:style-name="P140"><text:span text:style-name="T145"><text:s text:c="2"/>„€ „˜þ Æ € ^„€ `„˜þ‡h ˆH<text:s text:c="4"/>. ’ h </text:span></text:p>
      <text:p text:style-name="P140"><text:span text:style-name="T145"><text:s text:c="2"/>„P „Lÿ Æ P ^„P `„Lÿ‡h ˆH<text:s text:c="2"/></text:span></text:p>
      <text:p text:style-name="P140"><text:span text:style-name="T145"><text:s/>. h </text:span></text:p>
      <text:p text:style-name="P140"><text:span text:style-name="T145"><text:s text:c="2"/>„Ð „˜þ Æ Ð ^„Ð `„˜þ‡h ˆH . h </text:span></text:p>
      <text:p text:style-name="P140"><text:span text:style-name="T145"><text:s text:c="2"/>„  „˜þ Æ   ^„  `„˜þ‡h ˆH . h </text:span></text:p>
      <text:p text:style-name="P140"><text:span text:style-name="T145"><text:s text:c="2"/>„p </text:span></text:p>
      <text:p text:style-name="P140"><text:span text:style-name="T145"><text:s/>„Lÿ Æ p </text:span></text:p>
      <text:p text:style-name="P140"><text:span text:style-name="T145"><text:s/>^„p </text:span></text:p>
      <text:p text:style-name="P140"><text:span text:style-name="T145">`„Lÿ‡h ˆH . h </text:span></text:p>
      <text:p text:style-name="P141"><text:span text:style-name="T145"><text:s text:c="2"/>„@<text:line-break/> „˜þ Æ @<text:line-break/> ^„@<text:line-break/>`„˜þ‡h ˆH . h </text:span></text:p>
      <text:p text:style-name="P142"><text:span text:style-name="T145"><text:s text:c="2"/>„ „˜þ Æ ^„ `„˜þ‡h ˆH . h </text:span></text:p>
      <text:p text:style-name="P142"><text:span text:style-name="T145"><text:s text:c="2"/>„à „Lÿ Æ à ^„à `„Lÿ‡h ˆH . h </text:span></text:p>
      <text:p text:style-name="P142"><text:span text:style-name="T145"><text:s text:c="2"/>„° „˜þ Æ ° ^„° `„˜þ‡h ˆH . h </text:span></text:p>
      <text:p text:style-name="P142"><text:span text:style-name="T145"><text:s text:c="2"/>„€ „˜þ Æ € ^„€ `„˜þ‡h ˆH<text:s text:c="4"/>. h </text:span></text:p>
      <text:p text:style-name="P142"><text:span text:style-name="T145"><text:s text:c="2"/>„P „Lÿ Æ P ^„P `„Lÿ‡h ˆH<text:s text:c="2"/></text:span></text:p>
      <text:p text:style-name="P142"><text:span text:style-name="T145"><text:s/>. h </text:span></text:p>
      <text:p text:style-name="P142"><text:span text:style-name="T145"><text:s text:c="2"/>„Ð „˜þ Æ Ð ^„Ð `„˜þ‡h ˆH . h </text:span></text:p>
      <text:p text:style-name="P142"><text:span text:style-name="T145"><text:s text:c="2"/>„  „˜þ Æ   ^„  `„˜þ‡h ˆH . ’ h </text:span></text:p>
      <text:p text:style-name="P142"><text:span text:style-name="T145"><text:s text:c="2"/>„p </text:span></text:p>
      <text:p text:style-name="P142"><text:span text:style-name="T145"><text:s/>„Lÿ Æ p </text:span></text:p>
      <text:p text:style-name="P142"><text:span text:style-name="T145"><text:s/>^„p </text:span></text:p>
      <text:p text:style-name="P142"><text:span text:style-name="T145">`„Lÿ‡h ˆH .  h </text:span></text:p>
      <text:p text:style-name="P143"><text:span text:style-name="T145"><text:s text:c="2"/>„@<text:line-break/> „˜þ Æ @<text:line-break/> ^„@<text:line-break/>`„˜þ‡h ˆH .  h </text:span></text:p>
      <text:p text:style-name="P144"><text:span text:style-name="T145"><text:s text:c="2"/>„ „˜þ Æ ^„ `„˜þ‡h ˆH . ’ h </text:span></text:p>
      <text:p text:style-name="P144"><text:span text:style-name="T145"><text:s text:c="2"/>„à „Lÿ Æ à ^„à `„Lÿ‡h ˆH .  h </text:span></text:p>
      <text:p text:style-name="P144"><text:span text:style-name="T145"><text:s text:c="2"/>„° „˜þ Æ ° ^„° `„˜þ‡h ˆH .  h </text:span></text:p>
      <text:p text:style-name="P144"><text:span text:style-name="T145"><text:s text:c="2"/>„€ „˜þ Æ € ^„€ `„˜þ‡h ˆH<text:s text:c="4"/>. ’ h </text:span></text:p>
      <text:p text:style-name="P144"><text:span text:style-name="T145"><text:s text:c="2"/>„P „Lÿ Æ P ^„P `„Lÿ‡h ˆH<text:s text:c="2"/></text:span></text:p>
      <text:p text:style-name="P144"><text:span text:style-name="T145"><text:s/>. h „Ð „˜þ Æ Ð ^„Ð `„˜þOJ QJ o( ‡h ˆH ·ð  h „  „˜þ Æ   ^„  `„˜þOJ QJ ^J o( ‡h ˆH o  h „p </text:span></text:p>
      <text:p text:style-name="P144"><text:span text:style-name="T145"><text:s/>„˜þ Æ p </text:span></text:p>
      <text:p text:style-name="P144"><text:span text:style-name="T145"><text:s/>^„p </text:span></text:p>
      <text:p text:style-name="P145"><text:span text:style-name="T145">`„˜þOJ QJ o( ‡h ˆH §ð  h „@<text:line-break/> „˜þ Æ @<text:line-break/> ^„@<text:line-break/>`„˜þOJ QJ o( ‡h ˆH ·ð  h „ „˜þ Æ ^„ `„˜þOJ QJ ^J o( ‡h ˆH o  h „à „˜þ Æ à ^„à `„˜þOJ QJ o( ‡h ˆH §ð  h „° „˜þ Æ ° ^„° `„˜þOJ QJ o( ‡h ˆH ·ð  h „€ „˜þ Æ € ^„€ `„˜þOJ QJ ^J o( ‡h ˆH o  h „P „˜þ Æ P ^„P `„˜þOJ QJ o( ‡h ˆH §ð h </text:span></text:p>
      <text:p text:style-name="P146"><text:span text:style-name="T145"><text:s text:c="2"/>„Ð „˜þ Æ Ð ^„Ð `„˜þ‡h ˆH .  h </text:span></text:p>
      <text:p text:style-name="P146"><text:span text:style-name="T145"><text:s text:c="2"/>„  „˜þ Æ   ^„  `„˜þ‡h ˆH . ’ h </text:span></text:p>
      <text:p text:style-name="P146"><text:span text:style-name="T145"><text:s text:c="2"/>„p </text:span></text:p>
      <text:p text:style-name="P146"><text:span text:style-name="T145"><text:s/>„Lÿ Æ p </text:span></text:p>
      <text:p text:style-name="P146"><text:span text:style-name="T145"><text:s/>^„p </text:span></text:p>
      <text:p text:style-name="P146"><text:span text:style-name="T145">`„Lÿ‡h ˆH .  h </text:span></text:p>
      <text:p text:style-name="P147"><text:span text:style-name="T145"><text:s text:c="2"/>„@<text:line-break/> „˜þ Æ @<text:line-break/> ^„@<text:line-break/>`„˜þ‡h ˆH .  h </text:span></text:p>
      <text:p text:style-name="P148"><text:span text:style-name="T145"><text:s text:c="2"/>„ „˜þ Æ ^„ `„˜þ‡h ˆH . ’ h </text:span></text:p>
      <text:p text:style-name="P148"><text:span text:style-name="T145"><text:s text:c="2"/>„à „Lÿ Æ à ^„à `„Lÿ‡h ˆH .  h </text:span></text:p>
      <text:p text:style-name="P148"><text:span text:style-name="T145"><text:s text:c="2"/>„° „˜þ Æ ° ^„° `„˜þ‡h ˆH .  h </text:span></text:p>
      <text:p text:style-name="P148"><text:span text:style-name="T145"><text:s text:c="2"/>„€ „˜þ Æ € ^„€ `„˜þ‡h ˆH<text:s text:c="4"/>. ’ h </text:span></text:p>
      <text:p text:style-name="P148"><text:span text:style-name="T145"><text:s text:c="2"/>„P „Lÿ Æ P ^„P `„Lÿ‡h ˆH<text:s text:c="2"/></text:span></text:p>
      <text:p text:style-name="P148"><text:span text:style-name="T145"><text:s/>. h </text:span></text:p>
      <text:p text:style-name="P148"><text:span text:style-name="T145"><text:s text:c="2"/>„Ð „˜þ Æ Ð ^„Ð `„˜þ‡h ˆH .  h </text:span></text:p>
      <text:p text:style-name="P148"><text:span text:style-name="T145"><text:s text:c="2"/>„  „˜þ Æ   ^„  `„˜þ‡h ˆH . ’ h </text:span></text:p>
      <text:p text:style-name="P148"><text:span text:style-name="T145"><text:s text:c="2"/>„p </text:span></text:p>
      <text:p text:style-name="P148"><text:span text:style-name="T145"><text:s/>„Lÿ Æ p </text:span></text:p>
      <text:p text:style-name="P148"><text:span text:style-name="T145"><text:s/>^„p </text:span></text:p>
      <text:p text:style-name="P148"><text:span text:style-name="T145">`„Lÿ‡h ˆH .  h </text:span></text:p>
      <text:p text:style-name="P149"><text:span text:style-name="T145"><text:s text:c="2"/>„@<text:line-break/> „˜þ Æ @<text:line-break/> ^„@<text:line-break/>`„˜þ‡h ˆH .  h </text:span></text:p>
      <text:p text:style-name="P150"><text:span text:style-name="T145"><text:s text:c="2"/>„ „˜þ Æ ^„ `„˜þ‡h ˆH . ’ h </text:span></text:p>
      <text:p text:style-name="P150"><text:span text:style-name="T145"><text:s text:c="2"/>„à „Lÿ Æ à ^„à `„Lÿ‡h ˆH .  h </text:span></text:p>
      <text:p text:style-name="P150"><text:span text:style-name="T145"><text:s text:c="2"/>„° „˜þ Æ ° ^„° `„˜þ‡h ˆH .  h </text:span></text:p>
      <text:p text:style-name="P150"><text:span text:style-name="T145"><text:s text:c="2"/>„€ „˜þ Æ € ^„€ `„˜þ‡h ˆH<text:s text:c="4"/>. ’ h </text:span></text:p>
      <text:p text:style-name="P150"><text:span text:style-name="T145"><text:s text:c="2"/>„P „Lÿ Æ P ^„P `„Lÿ‡h ˆH<text:s text:c="2"/></text:span></text:p>
      <text:p text:style-name="P150"><text:span text:style-name="T145"><text:s/>. </text:span></text:p>
      <text:p text:style-name="P150"><text:span text:style-name="T145"><text:s text:c="2"/>·b~^  &amp;m š0ªAäU ƒ à sØ) o[: Õ$¿l ]6</text:span></text:p>
      <text:p text:style-name="P150"><text:span text:style-name="T145">J ]q„J ® ‚o ÿÿÿÿÿÿÿÿÿÿÿÿÿÿÿÿÿÿÿÿÿÿÿÿÿÿÿÿÿÿÿÿÿÿÿÿÿÿÿÿÿÿ</text:span></text:p>
      <text:p text:style-name="P150"><text:span text:style-name="T145"><text:s text:c="2"/>ÿÿ</text:span></text:p>
      <text:p text:style-name="P150"><text:span text:style-name="T145"><text:s text:c="2"/>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 <text:tab/><text:s text:c="2"/></text:span></text:p>
      <text:p text:style-name="P150"><text:span text:style-name="T145"><text:s text:c="2"/>å </text:span></text:p>
      <text:p text:style-name="P150"><text:span text:style-name="T145"><text:s text:c="2"/>‹(- ¼dD -;U - c h&lt;d õ m Éq‰ ¸Q– No± €%º Â ZÄ ,2Í }~Ð Ï Ñ ÿ@ € H</text:span></text:p>
      <text:p text:style-name="P150"><text:span text:style-name="T145"><text:s text:c="2"/>H</text:span></text:p>
      <text:p text:style-name="P150"><text:span text:style-name="T145"><text:s text:c="2"/>H</text:span></text:p>
      <text:p text:style-name="P150"><text:span text:style-name="T145"><text:s text:c="2"/>H</text:span></text:p>
      <text:p text:style-name="P150"><text:span text:style-name="T145"><text:s text:c="2"/>Ý Ø @ ÿÿ<text:s text:c="4"/>U n k n o w n ÿÿ<text:s text:c="2"/></text:span></text:p>
      <text:p text:style-name="P151"><text:span text:style-name="T145"><text:s text:c="2"/>ÿÿ ÿÿ ÿÿ ÿÿ ÿÿ<text:s text:c="4"/>G  ÿ. àCx À<text:tab/> ÿ T i m e s<text:s text:c="3"/>N e w<text:s text:c="3"/>R o m a n 5 <text:s text:c="7"/>€ S y m b o l 3. <text:line-break/> ÿ* àCx À<text:tab/> ÿ A r i a l [  ¿ÿÛ€ » $ L u c i d a<text:s text:c="3"/>G r a n d e C o u r i e r<text:s text:c="3"/>N e w ;  € W i n g d i n g s ?=<text:s text:c="4"/><text:tab/> ÿ* àCx À<text:tab/> ÿ C o u r i e r<text:s text:c="3"/>N e w A  ÿ àÿ$ B Ÿ C a m b r i a<text:s text:c="3"/>M a t h " 1 </text:span></text:p>
      <text:p text:style-name="P152"><text:span text:style-name="T145">ˆ ðÐ ä h «l9 «l9 5 š </text:span></text:p>
      <text:p text:style-name="P152"><text:span text:style-name="T145"><text:s text:c="5"/>5 š </text:span></text:p>
      <text:p text:style-name="P152"><text:span text:style-name="T145"><text:s text:c="5"/>! ð Ð Ð ´ ´ 24 È È z </text:span></text:p>
      <text:p text:style-name="P152"><text:span text:style-name="T145">3ƒq ð<text:s text:c="2"/></text:span></text:p>
      <text:p text:style-name="P152"><text:span text:style-name="T145">Üÿý<text:s text:c="2"/></text:span></text:p>
      <text:p text:style-name="P152"><text:span text:style-name="T145">HP ðÿ<text:s text:c="2"/></text:span></text:p>
      <text:p text:style-name="P153"><text:span text:style-name="T145"><text:s text:c="2"/>ÿÿÿÿÿÿÿÿÿÿÿÿÿÿÿÿÿÿÿÿÿ» ð 2 ! x x   <text:line-break/> Ü ÿÿ <text:tab/> C h a p t e r<text:s text:c="3"/>2<text:s text:c="4"/>h i e b e r m<text:s text:c="2"/></text:span></text:p>
      <text:p text:style-name="P154"><text:span text:style-name="T145"><text:s/>P a m e l a<text:s text:c="3"/>W i e s e 4 </text:span></text:p>
      <text:p text:style-name="P154"><text:span text:style-name="T145"><text:s text:c="3"/></text:span></text:p>
      <text:p text:style-name="P154"><text:span text:style-name="T145"><text:s text:c="3"/></text:span></text:p>
      <text:p text:style-name="P154"><text:span text:style-name="T145"><text:s text:c="3"/></text:span></text:p>
      <text:p text:style-name="P154"><text:span text:style-name="T145"><text:s text:c="3"/></text:span></text:p>
      <text:p text:style-name="P154"><text:span text:style-name="T145"><text:s text:c="3"/></text:span></text:p>
      <text:p text:style-name="P154"><text:span text:style-name="T145"><text:s text:c="3"/></text:span></text:p>
      <text:p text:style-name="P154"><text:span text:style-name="T145"><text:s text:c="3"/></text:span></text:p>
      <text:p text:style-name="P154"><text:span text:style-name="T145"><text:s text:c="4"/></text:span></text:p>
      <text:p text:style-name="P154"><text:span text:style-name="T145"><text:s text:c="2"/></text:span></text:p>
      <text:p text:style-name="P154"><text:span text:style-name="T145"><text:s text:c="2"/></text:span></text:p>
      <text:p text:style-name="P154"><text:span text:style-name="T145"><text:s/><text:tab/><text:s text:c="2"/></text:span></text:p>
      <text:p text:style-name="P154"><text:span text:style-name="T145"><text:s text:c="2"/>þÿ à…ŸòùOh «‘ </text:span></text:p>
      <text:p text:style-name="P154"><text:span text:style-name="T145"><text:s/>+'³Ù0 x  ˜ ¬ ¸ È Ô<text:s text:c="4"/>à<text:s text:c="2"/></text:span></text:p>
      <text:p text:style-name="P154"><text:span text:style-name="T145"><text:s text:c="2"/>ð <text:tab/><text:s text:c="2"/></text:span></text:p>
      <text:p text:style-name="P154"><text:span text:style-name="T145"><text:s text:c="2"/></text:span></text:p>
      <text:p text:style-name="P154"><text:span text:style-name="T145"><text:s text:c="2"/>4<text:s text:c="2"/></text:span></text:p>
      <text:p text:style-name="P154"><text:span text:style-name="T145"><text:s text:c="2"/>@ </text:span></text:p>
      <text:p text:style-name="P154"><text:span text:style-name="T145"><text:s text:c="2"/>L X ` h p ä<text:s text:c="2"/></text:span></text:p>
      <text:p text:style-name="P154"><text:span text:style-name="T145"><text:s text:c="2"/>Chapter 2<text:s text:c="2"/></text:span></text:p>
      <text:p text:style-name="P154"><text:span text:style-name="T145"><text:s text:c="2"/>hieberm<text:s text:c="2"/></text:span></text:p>
      <text:p text:style-name="P154"><text:span text:style-name="T145"><text:s text:c="2"/>Normal Pamela Wiese 2 Microsoft Office Word @ @ ª</text:span></text:p>
      <text:p text:style-name="P154"><text:span text:style-name="T145">°ŽîÐ @ ª</text:span></text:p>
      <text:p text:style-name="P154"><text:span text:style-name="T145">°ŽîÐ 5 š </text:span></text:p>
      <text:p text:style-name="P154"><text:span text:style-name="T145"><text:s text:c="2"/>þÿ ÕÍÕœ. “— </text:span></text:p>
      <text:p text:style-name="P154"><text:span text:style-name="T145"><text:s/>+,ù®0 ô<text:s text:c="2"/></text:span></text:p>
      <text:p text:style-name="P155"><text:span text:style-name="T145"><text:s text:c="2"/>h p € ˆ  ˜ <text:line-break/>   ¨ ° ¸ </text:span></text:p>
      <text:p text:style-name="P156"><text:span text:style-name="T145"><text:s text:c="2"/>À<text:s text:c="2"/></text:span></text:p>
      <text:p text:style-name="P156"><text:span text:style-name="T145"><text:s text:c="2"/>Ö ä<text:s text:c="2"/></text:span></text:p>
      <text:p text:style-name="P157"><text:span text:style-name="T145"><text:s text:c="2"/>umkc<text:s text:c="4"/>È <text:line-break/> <text:line-break/> <text:line-break/> <text:line-break/> </text:span></text:p>
      <text:p text:style-name="P158"><text:span text:style-name="T145"><text:s text:c="2"/>Chapter 2<text:s text:c="2"/></text:span></text:p>
      <text:p text:style-name="P158"><text:span text:style-name="T145"><text:s text:c="2"/>Title<text:s text:c="5"/></text:span></text:p>
      <text:p text:style-name="P158"><text:span text:style-name="T145"><text:s text:c="2"/><text:tab/> </text:span></text:p>
      <text:p text:style-name="P159"><text:span text:style-name="T145"><text:s text:c="2"/><text:line-break/><text:s text:c="2"/></text:span></text:p>
      <text:p text:style-name="P160"><text:span text:style-name="T145"><text:s text:c="2"/></text:span></text:p>
      <text:p text:style-name="P160"><text:span text:style-name="T145"><text:s text:c="2"/>þÿÿÿ<text:s text:c="4"/>! " # $ % þÿÿÿ' ( ) * + , - . / 0 1 2 3 4 5 6 7 8 9 : ; &lt; = &gt; ? @ A B C D E F G þÿÿÿI J K L M N O þÿÿÿQ R S T U V W þÿÿÿýÿÿÿZ þÿÿÿþÿÿÿþ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R o o t<text:s text:c="3"/>E n t r y ÿÿÿÿÿÿÿÿ <text:tab/> À F p’=ÏŽîÐ \ € D a t a </text:span></text:p>
      <text:p text:style-name="P160"><text:span text:style-name="T145"><text:s text:c="2"/>ÿÿÿÿÿÿÿÿÿÿÿÿ 1 T a b l e ÿÿÿÿ &amp; ˆC W o r d D o c u m e n t ÿÿÿÿ S; S u m m a r y I n f o r m a t i o n ( ÿÿÿÿÿÿÿÿÿÿÿÿ H D o c u m e n t S u m m a r y I n f o r m a t i o n 8 ÿÿÿÿÿÿÿÿ P C o m p O b j ÿÿÿÿÿÿÿÿÿÿÿÿ r ÿÿÿÿÿÿÿÿÿÿÿÿ þ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ÿ þÿ </text:span></text:p>
      <text:p text:style-name="P160"><text:span text:style-name="T145"><text:s text:c="2"/>ÿÿÿÿ <text:tab/> À F Microsoft Word 97-2003 Document </text:span></text:p>
      <text:p text:style-name="P160"><text:span text:style-name="T145"><text:s text:c="2"/>MSWordDoc Word.Document.8 ô9²q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